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35E600002914EAE8E6E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Liberation-serif" svg:font-family="Liberation-serif" style:font-family-generic="roman"/>
    <style:font-face style:name="TimesNewRomanPSMT" svg:font-family="TimesNewRomanPSMT" style:font-family-generic="roman"/>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1045*"/>
    </style:style>
    <style:style style:name="Tabla4.B" style:family="table-column">
      <style:table-column-properties style:column-width="1.803cm" style:rel-column-width="1022*"/>
    </style:style>
    <style:style style:name="Tabla4.C" style:family="table-column">
      <style:table-column-properties style:column-width="1.863cm" style:rel-column-width="1056*"/>
    </style:style>
    <style:style style:name="Tabla4.D" style:family="table-column">
      <style:table-column-properties style:column-width="2.512cm" style:rel-column-width="1424*"/>
    </style:style>
    <style:style style:name="Tabla4.E" style:family="table-column">
      <style:table-column-properties style:column-width="1.743cm" style:rel-column-width="988*"/>
    </style:style>
    <style:style style:name="Tabla4.F" style:family="table-column">
      <style:table-column-properties style:column-width="5.944cm" style:rel-column-width="3370*"/>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981*"/>
    </style:style>
    <style:style style:name="Tabla7.B" style:family="table-column">
      <style:table-column-properties style:column-width="1.602cm" style:rel-column-width="908*"/>
    </style:style>
    <style:style style:name="Tabla7.C" style:family="table-column">
      <style:table-column-properties style:column-width="1.614cm" style:rel-column-width="915*"/>
    </style:style>
    <style:style style:name="Tabla7.D" style:family="table-column">
      <style:table-column-properties style:column-width="3.759cm" style:rel-column-width="2131*"/>
    </style:style>
    <style:style style:name="Tabla7.E" style:family="table-column">
      <style:table-column-properties style:column-width="1.78cm" style:rel-column-width="1009*"/>
    </style:style>
    <style:style style:name="Tabla7.F" style:family="table-column">
      <style:table-column-properties style:column-width="5.223cm" style:rel-column-width="2961*"/>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5cm" style:rel-column-width="9493*"/>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572cm" style:rel-column-width="14902*"/>
    </style:style>
    <style:style style:name="Tabla8.E" style:family="table-column">
      <style:table-column-properties style:column-width="1.693cm" style:rel-column-width="7064*"/>
    </style:style>
    <style:style style:name="Tabla8.F" style:family="table-column">
      <style:table-column-properties style:column-width="5.071cm" style:rel-column-width="21161*"/>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3" style:family="table-cell">
      <style:table-cell-properties fo:padding="0.097cm" fo:border-left="none" fo:border-right="none" fo:border-top="none" fo:border-bottom="1pt solid #008080"/>
    </style:style>
    <style:style style:name="Tabla8.B3" style:family="table-cell">
      <style:table-cell-properties fo:padding="0.097cm" fo:border-left="none" fo:border-right="none" fo:border-top="none" fo:border-bottom="1pt solid #008080"/>
    </style:style>
    <style:style style:name="Tabla8.C3" style:family="table-cell">
      <style:table-cell-properties fo:padding="0.097cm" fo:border-left="none" fo:border-right="none" fo:border-top="none" fo:border-bottom="1pt solid #008080"/>
    </style:style>
    <style:style style:name="Tabla8.D3" style:family="table-cell">
      <style:table-cell-properties fo:padding="0.097cm" fo:border-left="none" fo:border-right="none" fo:border-top="none" fo:border-bottom="1pt solid #008080"/>
    </style:style>
    <style:style style:name="Tabla8.E3" style:family="table-cell" style:data-style-name="N100">
      <style:table-cell-properties fo:padding="0.097cm" fo:border-left="none" fo:border-right="none" fo:border-top="none" fo:border-bottom="1pt solid #008080"/>
    </style:style>
    <style:style style:name="Tabla8.F3"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E11" style:family="table-cell" style:data-style-name="N100">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654*"/>
    </style:style>
    <style:style style:name="Tabla11.B" style:family="table-column">
      <style:table-column-properties style:column-width="2.856cm" style:rel-column-width="1619*"/>
    </style:style>
    <style:style style:name="Tabla11.C" style:family="table-column">
      <style:table-column-properties style:column-width="4.881cm" style:rel-column-width="2767*"/>
    </style:style>
    <style:style style:name="Tabla11.D" style:family="table-column">
      <style:table-column-properties style:column-width="5.064cm" style:rel-column-width="2871*"/>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2.898cm" style:rel-column-width="12091*"/>
    </style:style>
    <style:style style:name="Tabla12.B" style:family="table-column">
      <style:table-column-properties style:column-width="2.854cm" style:rel-column-width="11907*"/>
    </style:style>
    <style:style style:name="Tabla12.C" style:family="table-column">
      <style:table-column-properties style:column-width="4.884cm" style:rel-column-width="20378*"/>
    </style:style>
    <style:style style:name="Tabla12.D" style:family="table-column">
      <style:table-column-properties style:column-width="5.071cm" style:rel-column-width="21159*"/>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2" style:family="table-cell">
      <style:table-cell-properties fo:padding="0.097cm" fo:border-left="none" fo:border-right="none" fo:border-top="none" fo:border-bottom="1pt solid #008080"/>
    </style:style>
    <style:style style:name="Tabla12.B22" style:family="table-cell">
      <style:table-cell-properties fo:padding="0.097cm" fo:border-left="none" fo:border-right="none" fo:border-top="none" fo:border-bottom="1pt solid #008080"/>
    </style:style>
    <style:style style:name="Tabla12.C22" style:family="table-cell" style:data-style-name="N100">
      <style:table-cell-properties fo:padding="0.097cm" fo:border-left="none" fo:border-right="none" fo:border-top="none" fo:border-bottom="1pt solid #008080"/>
    </style:style>
    <style:style style:name="Tabla12.D22"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1045*"/>
    </style:style>
    <style:style style:name="Tabla5.B" style:family="table-column">
      <style:table-column-properties style:column-width="1.803cm" style:rel-column-width="1022*"/>
    </style:style>
    <style:style style:name="Tabla5.C" style:family="table-column">
      <style:table-column-properties style:column-width="1.863cm" style:rel-column-width="1056*"/>
    </style:style>
    <style:style style:name="Tabla5.D" style:family="table-column">
      <style:table-column-properties style:column-width="2.512cm" style:rel-column-width="1424*"/>
    </style:style>
    <style:style style:name="Tabla5.E" style:family="table-column">
      <style:table-column-properties style:column-width="1.743cm" style:rel-column-width="988*"/>
    </style:style>
    <style:style style:name="Tabla5.F" style:family="table-column">
      <style:table-column-properties style:column-width="5.944cm" style:rel-column-width="3370*"/>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Standard">
      <style:paragraph-properties fo:margin-left="0cm" fo:margin-right="0cm" fo:text-align="justify" style:justify-single-word="false" fo:hyphenation-ladder-count="1" fo:text-indent="0cm" style:auto-text-indent="false"/>
      <style:text-properties fo:color="#0084d1"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7"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9"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0"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12"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13"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14"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6"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7"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18"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19"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20" style:family="paragraph" style:parent-style-name="Standard">
      <style:paragraph-properties fo:margin-left="7.595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1" style:family="paragraph" style:parent-style-name="Standard">
      <style:paragraph-properties fo:margin-left="4.251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2" style:family="paragraph" style:parent-style-name="Standard">
      <style:paragraph-properties fo:margin-left="4.251cm" fo:margin-right="0cm" fo:text-align="justify" style:justify-single-word="false" fo:hyphenation-ladder-count="1" fo:text-indent="0cm" style:auto-text-indent="false"/>
      <style:text-properties fo:color="#0084d1"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3" style:family="paragraph" style:parent-style-name="Standard">
      <style:paragraph-properties fo:margin-left="4.233cm" fo:margin-right="0cm"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4" style:family="paragraph" style:parent-style-name="Standard">
      <style:paragraph-properties fo:margin-left="4.233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5" style:family="paragraph" style:parent-style-name="Standard">
      <style:paragraph-properties fo:margin-left="4.865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6" style:family="paragraph" style:parent-style-name="Standard">
      <style:paragraph-properties fo:margin-left="6.368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7" style:family="paragraph" style:parent-style-name="Standard">
      <style:paragraph-properties fo:margin-left="4.694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8" style:family="paragraph" style:parent-style-name="Standard">
      <style:paragraph-properties fo:margin-left="8.569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29" style:family="paragraph" style:parent-style-name="Standard">
      <style:paragraph-properties fo:margin-left="6.316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30" style:family="paragraph" style:parent-style-name="Standard">
      <style:paragraph-properties fo:margin-left="6.112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31" style:family="paragraph" style:parent-style-name="Standard">
      <style:paragraph-properties fo:margin-left="4.66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32" style:family="paragraph" style:parent-style-name="Table_20_Contents">
      <style:text-properties style:font-name="Liberation Serif1" fo:font-size="12pt" style:font-name-asian="NimbusSanL-Regu" style:font-size-asian="12pt" style:font-name-complex="NimbusSanL-Regu" style:font-size-complex="12pt"/>
    </style:style>
    <style:style style:name="P33"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34"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35"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36"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37"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38" style:family="paragraph" style:parent-style-name="Standard">
      <style:paragraph-properties fo:margin-left="4.267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39"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40"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41"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42"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43" style:family="paragraph" style:parent-style-name="Text_20_body" style:master-page-name="First_20_Page">
      <style:paragraph-properties fo:margin-left="0cm" fo:margin-right="0cm" fo:text-indent="0cm" style:auto-text-indent="false" style:page-number="auto"/>
    </style:style>
    <style:style style:name="P44"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45"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fo:hyphenate="true" fo:hyphenation-remain-char-count="2" fo:hyphenation-push-char-count="7"/>
    </style:style>
    <style:style style:name="P46"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fo:hyphenate="true" fo:hyphenation-remain-char-count="2" fo:hyphenation-push-char-count="7"/>
    </style:style>
    <style:style style:name="P47"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48"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49"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0"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51"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52" style:family="paragraph" style:parent-style-name="Text_20_body">
      <style:paragraph-properties fo:margin-left="0cm" fo:margin-right="0cm" fo:text-align="justify" style:justify-single-word="false" fo:hyphenation-ladder-count="1" fo:text-indent="0cm" style:auto-text-indent="false"/>
      <style:text-properties fo:color="#0084d1"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53"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4"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5" style:family="paragraph" style:parent-style-name="Heading_20_1">
      <style:text-properties fo:font-style="normal" style:font-style-asian="normal" style:font-style-complex="normal"/>
    </style:style>
    <style:style style:name="P56" style:family="paragraph" style:parent-style-name="Heading_20_1">
      <style:paragraph-properties fo:break-before="pag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paragraph-rsid="0057d400"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paragraph-rsid="005a711a"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fo:font-weight="normal" officeooo:paragraph-rsid="005b8675" style:font-name-asian="NimbusSanL-Regu" style:font-size-asian="12pt" style:font-weight-asian="normal" style:font-name-complex="NimbusSanL-Regu" style:font-size-complex="12pt" style:font-weight-complex="normal"/>
    </style:style>
    <style:style style:name="P66" style:family="paragraph" style:parent-style-name="Table_20_Contents">
      <style:paragraph-properties fo:text-align="center" style:justify-single-word="false"/>
      <style:text-properties style:font-name="Liberation Serif1" fo:font-size="12pt" fo:font-weight="normal" officeooo:paragraph-rsid="005d83ee" style:font-name-asian="NimbusSanL-Regu" style:font-size-asian="12pt" style:font-weight-asian="normal" style:font-name-complex="NimbusSanL-Regu" style:font-size-complex="12pt" style:font-weight-complex="normal"/>
    </style:style>
    <style:style style:name="P67" style:family="paragraph" style:parent-style-name="Table_20_Contents">
      <style:paragraph-properties fo:text-align="center" style:justify-single-word="false"/>
      <style:text-properties style:font-name="Liberation Serif1" fo:font-size="12pt" fo:font-weight="normal" officeooo:paragraph-rsid="005d8970" style:font-name-asian="NimbusSanL-Regu" style:font-size-asian="12pt" style:font-weight-asian="normal" style:font-name-complex="NimbusSanL-Regu" style:font-size-complex="12pt" style:font-weight-complex="normal"/>
    </style:style>
    <style:style style:name="P68"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69" style:family="paragraph" style:parent-style-name="Table_20_Contents">
      <style:paragraph-properties fo:text-align="center" style:justify-single-word="false"/>
      <style:text-properties style:font-name="Liberation Serif1" fo:font-size="12pt" fo:font-weight="normal" officeooo:paragraph-rsid="00614254" style:font-name-asian="NimbusSanL-Regu" style:font-size-asian="12pt" style:font-weight-asian="normal" style:font-name-complex="NimbusSanL-Regu" style:font-size-complex="12pt" style:font-weight-complex="normal"/>
    </style:style>
    <style:style style:name="P70" style:family="paragraph" style:parent-style-name="Table_20_Contents">
      <style:paragraph-properties fo:text-align="center" style:justify-single-word="false"/>
      <style:text-properties style:font-name="Liberation Serif1" fo:font-size="12pt" fo:font-weight="normal" officeooo:paragraph-rsid="00626321" style:font-name-asian="NimbusSanL-Regu" style:font-size-asian="12pt" style:font-weight-asian="normal" style:font-name-complex="NimbusSanL-Regu" style:font-size-complex="12pt" style:font-weight-complex="normal"/>
    </style:style>
    <style:style style:name="P71"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72"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73"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74" style:family="paragraph" style:parent-style-name="Table_20_Contents">
      <style:paragraph-properties fo:text-align="justify" style:justify-single-word="false"/>
      <style:text-properties style:font-name="Liberation Serif1" fo:font-size="12pt" fo:font-weight="bold" officeooo:paragraph-rsid="00405ddf" style:font-name-asian="NimbusSanL-Regu" style:font-size-asian="12pt" style:font-weight-asian="bold" style:font-name-complex="NimbusSanL-Regu" style:font-size-complex="12pt" style:font-weight-complex="bold"/>
    </style:style>
    <style:style style:name="P75" style:family="paragraph" style:parent-style-name="Table_20_Contents">
      <style:paragraph-properties fo:text-align="justify" style:justify-single-word="false"/>
      <style:text-properties style:font-name="Liberation Serif1" fo:font-size="12pt" fo:font-weight="bold" officeooo:paragraph-rsid="00431d54" style:font-name-asian="NimbusSanL-Regu" style:font-size-asian="12pt" style:font-weight-asian="bold" style:font-name-complex="NimbusSanL-Regu" style:font-size-complex="12pt" style:font-weight-complex="bold"/>
    </style:style>
    <style:style style:name="P76" style:family="paragraph" style:parent-style-name="Table_20_Contents">
      <style:paragraph-properties fo:text-align="justify" style:justify-single-word="false"/>
      <style:text-properties style:font-name="Liberation Serif1" fo:font-size="12pt" fo:font-weight="bold" officeooo:paragraph-rsid="0048d513" style:font-name-asian="NimbusSanL-Regu" style:font-size-asian="12pt" style:font-weight-asian="bold" style:font-name-complex="NimbusSanL-Regu" style:font-size-complex="12pt" style:font-weight-complex="bold"/>
    </style:style>
    <style:style style:name="P77" style:family="paragraph" style:parent-style-name="Table_20_Contents">
      <style:paragraph-properties fo:text-align="center" style:justify-single-word="false"/>
      <style:text-properties style:font-name="Liberation Serif1" fo:font-size="12pt" style:text-underline-style="none" fo:font-weight="normal" officeooo:paragraph-rsid="00614254" style:font-name-asian="NimbusSanL-Regu" style:font-size-asian="12pt" style:font-weight-asian="normal" style:font-name-complex="NimbusSanL-Regu" style:font-size-complex="12pt" style:font-weight-complex="normal"/>
    </style:style>
    <style:style style:name="P78"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9"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0"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81"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82"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83"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84"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85"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6"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7"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8"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84d1" style:font-name="Courier New" fo:font-size="10pt" officeooo:paragraph-rsid="001c9fac" style:font-name-asian="NimbusMonL-Regu" style:font-size-asian="10pt" style:font-name-complex="NimbusMonL-Regu"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84d1" style:font-name="Courier New" fo:font-size="10pt" officeooo:paragraph-rsid="002a8cdf" style:font-name-asian="NimbusMonL-Regu" style:font-size-asian="10pt" style:font-name-complex="NimbusMonL-Regu" style:font-size-complex="10pt"/>
    </style:style>
    <style:style style:name="P92"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93"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4"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95" style:family="paragraph" style:parent-style-name="Standard">
      <style:paragraph-properties fo:margin-left="2.551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96" style:family="paragraph" style:parent-style-name="Standard">
      <style:paragraph-properties fo:margin-left="2.551cm" fo:margin-right="0cm" fo:text-align="start" style:justify-single-word="false" fo:text-indent="0cm" style:auto-text-indent="false" style:text-autospace="none"/>
      <style:text-properties fo:color="#0084d1" style:font-name="Courier New" fo:font-size="10pt" officeooo:paragraph-rsid="0018f37c" style:font-name-asian="NimbusMonL-Regu" style:font-size-asian="10pt" style:font-name-complex="NimbusMonL-Regu" style:font-size-complex="10pt"/>
    </style:style>
    <style:style style:name="P97" style:family="paragraph" style:parent-style-name="Standard">
      <style:paragraph-properties fo:margin-left="6.999cm" fo:margin-right="0cm" fo:text-align="start" style:justify-single-word="false" fo:text-indent="0cm" style:auto-text-indent="false" style:text-autospace="none"/>
      <style:text-properties fo:color="#0084d1" style:font-name="Courier New" fo:font-size="10pt" style:font-name-asian="NimbusMonL-Regu" style:font-size-asian="10pt" style:font-name-complex="NimbusMonL-Regu" style:font-size-complex="10pt"/>
    </style:style>
    <style:style style:name="P98" style:family="paragraph" style:parent-style-name="Standard">
      <style:paragraph-properties fo:margin-left="1.263cm" fo:margin-right="0cm" fo:text-align="start" style:justify-single-word="false" fo:text-indent="0cm" style:auto-text-indent="false" style:text-autospace="none"/>
      <style:text-properties style:font-name="Courier New" fo:font-size="10pt" style:font-name-asian="NimbusMonL-Regu" style:font-size-asian="10pt" style:font-name-complex="NimbusMonL-Regu" style:font-size-complex="10pt"/>
    </style:style>
    <style:style style:name="P99" style:family="paragraph">
      <style:paragraph-properties fo:margin-left="0cm" fo:margin-right="0cm" fo:text-align="center" fo:text-indent="0cm" style:writing-mode="lr-tb">
        <style:tab-stops/>
      </style:paragraph-properties>
    </style:style>
    <style:style style:name="P100"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1" style:family="paragraph">
      <style:paragraph-properties fo:text-align="center"/>
    </style:style>
    <style:style style:name="P102" style:family="paragraph">
      <style:paragraph-properties fo:text-align="center"/>
      <style:text-properties style:font-name="Times New Roman" fo:font-size="22pt" style:font-size-asian="22pt" style:font-size-complex="22pt"/>
    </style:style>
    <style:style style:name="P103" style:family="paragraph">
      <style:paragraph-properties fo:text-align="end"/>
    </style:style>
    <style:style style:name="P104"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style:style>
    <style:style style:name="T20" style:family="text">
      <style:text-properties fo:color="#0084d1" style:font-name="Courier New"/>
    </style:style>
    <style:style style:name="T21" style:family="text">
      <style:text-properties fo:color="#0084d1" style:font-name="Courier New" fo:font-size="10pt" style:font-name-asian="NimbusMonL-Regu" style:font-size-asian="10pt" style:font-name-complex="NimbusMonL-Regu" style:font-size-complex="10pt"/>
    </style:style>
    <style:style style:name="T22" style:family="text">
      <style:text-properties fo:color="#0084d1" style:font-name="Courier New" fo:font-size="10pt" officeooo:rsid="003126a2" style:font-name-asian="NimbusMonL-Regu" style:font-size-asian="10pt" style:font-name-complex="NimbusMonL-Regu" style:font-size-complex="10pt"/>
    </style:style>
    <style:style style:name="T23" style:family="text">
      <style:text-properties fo:color="#0084d1" style:font-name="Courier New" fo:font-size="10pt" officeooo:rsid="00318118" style:font-name-asian="NimbusMonL-Regu" style:font-size-asian="10pt" style:font-name-complex="NimbusMonL-Regu" style:font-size-complex="10pt"/>
    </style:style>
    <style:style style:name="T24" style:family="text">
      <style:text-properties fo:color="#0084d1" fo:font-style="italic" style:font-style-asian="italic" style:font-style-complex="italic"/>
    </style:style>
    <style:style style:name="T25" style:family="text">
      <style:text-properties fo:color="#0084d1" fo:font-style="italic" officeooo:rsid="0014cba7" style:font-style-asian="italic" style:font-style-complex="italic"/>
    </style:style>
    <style:style style:name="T26"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7"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8" style:family="text">
      <style:text-properties fo:color="#0084d1" officeooo:rsid="00244e41"/>
    </style:style>
    <style:style style:name="T29" style:family="text">
      <style:text-properties fo:color="#0084d1" officeooo:rsid="00250890"/>
    </style:style>
    <style:style style:name="T30" style:family="text">
      <style:text-properties fo:color="#0084d1" officeooo:rsid="0026ee8c"/>
    </style:style>
    <style:style style:name="T31" style:family="text">
      <style:text-properties fo:color="#0084d1" officeooo:rsid="00278a57"/>
    </style:style>
    <style:style style:name="T32" style:family="text">
      <style:text-properties fo:color="#0084d1" officeooo:rsid="00306a9b"/>
    </style:style>
    <style:style style:name="T33" style:family="text">
      <style:text-properties fo:color="#0084d1" officeooo:rsid="003126a2"/>
    </style:style>
    <style:style style:name="T34" style:family="text">
      <style:text-properties fo:color="#0084d1" officeooo:rsid="00318118"/>
    </style:style>
    <style:style style:name="T35" style:family="text">
      <style:text-properties fo:color="#0084d1" officeooo:rsid="005b8675"/>
    </style:style>
    <style:style style:name="T36" style:family="text">
      <style:text-properties fo:color="#000000" fo:font-weight="bold" style:font-weight-asian="bold" style:font-weight-complex="bold"/>
    </style:style>
    <style:style style:name="T37"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38" style:family="text">
      <style:text-properties fo:font-weight="bold" style:font-weight-asian="bold" style:font-weight-complex="bold"/>
    </style:style>
    <style:style style:name="T39" style:family="text">
      <style:text-properties fo:font-weight="bold" officeooo:rsid="003f1aab" style:font-weight-asian="bold" style:font-weight-complex="bold"/>
    </style:style>
    <style:style style:name="T40" style:family="text">
      <style:text-properties fo:font-weight="bold" officeooo:rsid="00405ddf" style:font-weight-asian="bold" style:font-weight-complex="bold"/>
    </style:style>
    <style:style style:name="T41" style:family="text">
      <style:text-properties fo:font-weight="bold" officeooo:rsid="0041f574" style:font-weight-asian="bold" style:font-weight-complex="bold"/>
    </style:style>
    <style:style style:name="T42" style:family="text">
      <style:text-properties fo:font-weight="bold" officeooo:rsid="00431d54" style:font-weight-asian="bold" style:font-weight-complex="bold"/>
    </style:style>
    <style:style style:name="T43" style:family="text">
      <style:text-properties fo:font-weight="bold" officeooo:rsid="0044a66d" style:font-weight-asian="bold" style:font-weight-complex="bold"/>
    </style:style>
    <style:style style:name="T44" style:family="text">
      <style:text-properties fo:font-weight="bold" officeooo:rsid="004640e6" style:font-weight-asian="bold" style:font-weight-complex="bold"/>
    </style:style>
    <style:style style:name="T45" style:family="text">
      <style:text-properties fo:font-weight="bold" officeooo:rsid="004a4eda" style:font-weight-asian="bold" style:font-weight-complex="bold"/>
    </style:style>
    <style:style style:name="T46" style:family="text">
      <style:text-properties fo:font-weight="bold" officeooo:rsid="004de311" style:font-weight-asian="bold" style:font-weight-complex="bold"/>
    </style:style>
    <style:style style:name="T47" style:family="text">
      <style:text-properties fo:font-weight="bold" officeooo:rsid="00548722" style:font-weight-asian="bold" style:font-weight-complex="bold"/>
    </style:style>
    <style:style style:name="T48" style:family="text">
      <style:text-properties fo:font-weight="bold" officeooo:rsid="0055dd5a"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31d54" style:font-weight-asian="normal" style:font-weight-complex="normal"/>
    </style:style>
    <style:style style:name="T51" style:family="text">
      <style:text-properties fo:font-weight="normal" officeooo:rsid="0048d513" style:font-weight-asian="normal" style:font-weight-complex="normal"/>
    </style:style>
    <style:style style:name="T52" style:family="text">
      <style:text-properties style:font-name="TimesNewRomanPSMT" fo:font-size="10pt" style:font-name-asian="TimesNewRomanPSMT" style:font-size-asian="10pt" style:font-name-complex="TimesNewRomanPSMT" style:font-size-complex="10pt"/>
    </style:style>
    <style:style style:name="T53" style:family="text">
      <style:text-properties officeooo:rsid="0014cba7"/>
    </style:style>
    <style:style style:name="T54" style:family="text">
      <style:text-properties officeooo:rsid="00181b7f"/>
    </style:style>
    <style:style style:name="T55" style:family="text">
      <style:text-properties officeooo:rsid="001869c8"/>
    </style:style>
    <style:style style:name="T56" style:family="text">
      <style:text-properties officeooo:rsid="0018f37c"/>
    </style:style>
    <style:style style:name="T57" style:family="text">
      <style:text-properties officeooo:rsid="0019324d"/>
    </style:style>
    <style:style style:name="T58" style:family="text">
      <style:text-properties officeooo:rsid="0019b69b"/>
    </style:style>
    <style:style style:name="T59" style:family="text">
      <style:text-properties officeooo:rsid="001b1a16"/>
    </style:style>
    <style:style style:name="T60" style:family="text">
      <style:text-properties officeooo:rsid="001c9fac"/>
    </style:style>
    <style:style style:name="T61" style:family="text">
      <style:text-properties officeooo:rsid="00203d78"/>
    </style:style>
    <style:style style:name="T62" style:family="text">
      <style:text-properties officeooo:rsid="0020be50"/>
    </style:style>
    <style:style style:name="T63" style:family="text">
      <style:text-properties officeooo:rsid="0022a144"/>
    </style:style>
    <style:style style:name="T64" style:family="text">
      <style:text-properties officeooo:rsid="0023c958"/>
    </style:style>
    <style:style style:name="T65" style:family="text">
      <style:text-properties officeooo:rsid="00292f8f"/>
    </style:style>
    <style:style style:name="T66" style:family="text">
      <style:text-properties officeooo:rsid="003c9fd9"/>
    </style:style>
    <style:style style:name="T67" style:family="text">
      <style:text-properties officeooo:rsid="003f1aab"/>
    </style:style>
    <style:style style:name="T68" style:family="text">
      <style:text-properties officeooo:rsid="00405ddf"/>
    </style:style>
    <style:style style:name="T69" style:family="text">
      <style:text-properties officeooo:rsid="0041f574"/>
    </style:style>
    <style:style style:name="T70" style:family="text">
      <style:text-properties officeooo:rsid="00431d54"/>
    </style:style>
    <style:style style:name="T71" style:family="text">
      <style:text-properties officeooo:rsid="0044a66d"/>
    </style:style>
    <style:style style:name="T72" style:family="text">
      <style:text-properties officeooo:rsid="00452f2f"/>
    </style:style>
    <style:style style:name="T73" style:family="text">
      <style:text-properties officeooo:rsid="004640e6"/>
    </style:style>
    <style:style style:name="T74" style:family="text">
      <style:text-properties officeooo:rsid="0048d513"/>
    </style:style>
    <style:style style:name="T75" style:family="text">
      <style:text-properties officeooo:rsid="004a06fc"/>
    </style:style>
    <style:style style:name="T76" style:family="text">
      <style:text-properties officeooo:rsid="004c2ae6"/>
    </style:style>
    <style:style style:name="T77" style:family="text">
      <style:text-properties officeooo:rsid="00548722"/>
    </style:style>
    <style:style style:name="T78" style:family="text">
      <style:text-properties officeooo:rsid="0055dd5a"/>
    </style:style>
    <style:style style:name="T79" style:family="text">
      <style:text-properties officeooo:rsid="0057d400"/>
    </style:style>
    <style:style style:name="T80" style:family="text">
      <style:text-properties officeooo:rsid="00595251"/>
    </style:style>
    <style:style style:name="T81" style:family="text">
      <style:text-properties officeooo:rsid="005a711a"/>
    </style:style>
    <style:style style:name="T82" style:family="text">
      <style:text-properties officeooo:rsid="005b8675"/>
    </style:style>
    <style:style style:name="T83" style:family="text">
      <style:text-properties officeooo:rsid="005ceee9"/>
    </style:style>
    <style:style style:name="T84" style:family="text">
      <style:text-properties officeooo:rsid="005d83ee"/>
    </style:style>
    <style:style style:name="T85" style:family="text">
      <style:text-properties officeooo:rsid="005d8970"/>
    </style:style>
    <style:style style:name="T86" style:family="text">
      <style:text-properties officeooo:rsid="005e090a"/>
    </style:style>
    <style:style style:name="T87" style:family="text">
      <style:text-properties officeooo:rsid="005e1787"/>
    </style:style>
    <style:style style:name="T88" style:family="text">
      <style:text-properties officeooo:rsid="00614254"/>
    </style:style>
    <style:style style:name="T89" style:family="text">
      <style:text-properties officeooo:rsid="00626321"/>
    </style:style>
    <style:style style:name="T90" style:family="text">
      <style:text-properties officeooo:rsid="0063398d"/>
    </style:style>
    <style:style style:name="T91" style:family="text">
      <style:text-properties officeooo:rsid="00648092"/>
    </style:style>
    <style:style style:name="T92" style:family="text">
      <style:text-properties style:font-name="Arial Black"/>
    </style:style>
    <style:style style:name="T93" style:family="text">
      <style:text-properties style:font-name="Times New Roman" fo:font-size="22pt" style:font-size-asian="22pt" style:font-size-complex="22pt"/>
    </style:style>
    <style:style style:name="T94"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EAE8E6E7.svm" xlink:type="simple" xlink:show="embed" xlink:actuate="onLoad"/></draw:frame><draw:custom-shape text:anchor-type="paragraph" draw:z-index="1" draw:style-name="gr2" draw:text-style-name="P100" svg:width="20.028cm" svg:height="2.664cm" draw:transform="rotate (1.56172061468453) translate (0.783166666666667cm 21.4453611111111cm)"><text:p text:style-name="P99"><text:span text:style-name="T92">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02" svg:width="8.773cm" svg:height="3.987cm" svg:x="7.253cm" svg:y="2.762cm"><draw:text-box><text:p text:style-name="P101"><text:span text:style-name="T93">Procesadores de Lenguajes</text:span></text:p><text:p text:style-name="P101"><text:span text:style-name="T93"/></text:p><text:p text:style-name="P101"><text:span text:style-name="T93">Práctica 1. Diseño del Lenguaje</text:span></text:p></draw:text-box></draw:frame><draw:frame text:anchor-type="paragraph" draw:z-index="3" draw:style-name="gr4" draw:text-style-name="P104" svg:width="6.344cm" svg:height="2.684cm" svg:x="9.102cm" svg:y="19.584cm"><draw:text-box><text:p text:style-name="P103"><text:span text:style-name="T94"><text:s/></text:span><text:span text:style-name="T94">David Medina Godoy</text:span></text:p><text:p text:style-name="P103"><text:span text:style-name="T94">Ana María Ruiz Jiménez</text:span></text:p><text:p text:style-name="P103"><text:span text:style-name="T94">anamrj@correo.ugr.es</text:span></text:p><text:p text:style-name="P103"><text:span text:style-name="T94">22/03/2013</text:span></text:p></draw:text-box></draw:frame></text:p>
      <text:p text:style-name="P43"/>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7">ÍNDICE</text:p>
          </text:index-title>
          <text:p text:style-name="P58"><text:s/>1 DESCRIPCIÓN DEL LENGUAJE<text:tab/><text:span text:style-name="T91">2</text:span></text:p>
          <text:p text:style-name="P58"><text:s/>2 DESCRIPCIÓN FORMAL DE LA SINTAXIS DEL LENGUAJE EN BNF<text:tab/><text:span text:style-name="T91">5</text:span></text:p>
          <text:p text:style-name="P58"><text:s/>3 DEFINICIÓN DE LA SEMÁNTICA EN LENGUAJE NATURAL<text:tab/><text:span text:style-name="T91">8</text:span></text:p>
          <text:p text:style-name="P59"><text:s/>3.1 Estructura del programa<text:tab/><text:span text:style-name="T91">9</text:span></text:p>
          <text:p text:style-name="P59"><text:s/>3.2 DECLARACIÓN DE VARIABLES<text:tab/><text:span text:style-name="T91">9</text:span></text:p>
          <text:p text:style-name="P59"><text:s/>3.3 DECLARACIÓN DE SUBPROGRAMAS : PROCEDIMIENTOS<text:tab/>1<text:span text:style-name="T91">0</text:span></text:p>
          <text:p text:style-name="P59"><text:s/>3.4 SENTENCIAS<text:tab/>1<text:span text:style-name="T91">1</text:span></text:p>
          <text:p text:style-name="P59"><text:s/>3.5 EXPRESIONES<text:tab/>1<text:span text:style-name="T91">2</text:span></text:p>
          <text:p text:style-name="P58"><text:s/>4 IDENTIFICACIÓN DE LOS TOKENS CON EL MÁXIMO NIVEL DE ABSTRACCIÓN<text:tab/><text:span text:style-name="Page_20_Number">1</text:span><text:span text:style-name="T91">2</text:span></text:p>
        </text:index-body>
      </text:table-of-content>
      <text:p text:style-name="Text_20_body"/>
      <text:p text:style-name="P2"/>
      <text:p text:style-name="P2"/>
      <text:h text:style-name="P56" text:outline-level="1">DESCRIPCIÓN DEL LENGUAJE</text:h>
      <text:p text:style-name="P2"/>
      <text:p text:style-name="P2">A continuación se procede a describir el lenguaje asignado <text:span text:style-name="T53">BBBBA</text:span>.</text:p>
      <text:p text:style-name="P2"/>
      <text:list xml:id="list1746720431411936825" text:style-name="L1">
        <text:list-item>
          <text:p text:style-name="P44">Sintaxis inspirada en un lenguaje de programación <text:span text:style-name="T53">C</text:span>.</text:p>
        </text:list-item>
      </text:list>
      <text:p text:style-name="P2"/>
      <text:p text:style-name="P12">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11"/>
      <text:list xml:id="list847611534988937800" text:style-name="L2">
        <text:list-item>
          <text:p text:style-name="P45">Palabras reservadas en <text:span text:style-name="T53">Inglés</text:span>.</text:p>
        </text:list-item>
      </text:list>
      <text:p text:style-name="P3"/>
      <text:list xml:id="list139062361884789219" text:style-name="L3">
        <text:list-item>
          <text:p text:style-name="P46">Estructuras de datos consideradas como tipo elementales.</text:p>
        </text:list-item>
      </text:list>
      <text:p text:style-name="P3"/>
      <text:p text:style-name="P13">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14"/>
      <text:p text:style-name="P13"><text:span text:style-name="T24">Operaciones sobre </text:span><text:span text:style-name="T25">arrays 1D y 2D</text:span><text:span text:style-name="T17"> : </text:span></text:p>
      <text:p text:style-name="P14"/>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4">Nombre</text:p>
          </table:table-cell>
          <table:table-cell table:style-name="Tabla4.A1" office:value-type="string">
            <text:p text:style-name="P34">Tipo</text:p>
          </table:table-cell>
          <table:table-cell table:style-name="Tabla4.A1" office:value-type="string">
            <text:p text:style-name="P34">Lexema</text:p>
          </table:table-cell>
          <table:table-cell table:style-name="Tabla4.A1" office:value-type="string">
            <text:p text:style-name="P34">Operandos</text:p>
          </table:table-cell>
          <table:table-cell table:style-name="Tabla4.A1" office:value-type="string">
            <text:p text:style-name="P34">Ejemplo</text:p>
          </table:table-cell>
          <table:table-cell table:style-name="Tabla4.A1" office:value-type="string">
            <text:p text:style-name="P34">Resultado</text:p>
          </table:table-cell>
        </table:table-row>
        <table:table-row table:style-name="Tabla4.2">
          <table:table-cell table:style-name="Tabla4.A2" office:value-type="string">
            <text:p text:style-name="P61"><text:span text:style-name="T53">suma</text:span></text:p>
          </table:table-cell>
          <table:table-cell table:style-name="Tabla4.A2" office:value-type="string">
            <text:p text:style-name="P61"><text:span text:style-name="T53">binario</text:span></text:p>
          </table:table-cell>
          <table:table-cell table:style-name="Tabla4.A2" office:value-type="string">
            <text:p text:style-name="P61"><text:span text:style-name="T53">+</text:span></text:p>
          </table:table-cell>
          <table:table-cell table:style-name="Tabla4.A2" office:value-type="string">
            <text:p text:style-name="P61"><text:span text:style-name="T53">dos arrays</text:span></text:p>
          </table:table-cell>
          <table:table-cell table:style-name="Tabla4.A2" office:value-type="string">
            <text:p text:style-name="P61"><text:span text:style-name="T53">a1+a2</text:span></text:p>
          </table:table-cell>
          <table:table-cell table:style-name="Tabla4.A2" office:value-type="string">
            <text:p text:style-name="P61"><text:span text:style-name="T53">Suma elemento a elemento</text:span></text:p>
          </table:table-cell>
        </table:table-row>
        <table:table-row table:style-name="Tabla4.2">
          <table:table-cell table:style-name="Tabla4.A2" office:value-type="string">
            <text:p text:style-name="P37"/>
          </table:table-cell>
          <table:table-cell table:style-name="Tabla4.A2" office:value-type="string">
            <text:p text:style-name="P37"/>
          </table:table-cell>
          <table:table-cell table:style-name="Tabla4.A2" office:value-type="string">
            <text:p text:style-name="P37"/>
          </table:table-cell>
          <table:table-cell table:style-name="Tabla4.A2" office:value-type="string">
            <text:p text:style-name="P61"><text:span text:style-name="T53">array y valor</text:span></text:p>
          </table:table-cell>
          <table:table-cell table:style-name="Tabla4.A2" office:value-type="string">
            <text:p text:style-name="P61"><text:span text:style-name="T53">a+x</text:span></text:p>
          </table:table-cell>
          <table:table-cell table:style-name="Tabla4.A2" office:value-type="string">
            <text:p text:style-name="P61"><text:span text:style-name="T53">Suma de x con cada elemento</text:span></text:p>
          </table:table-cell>
        </table:table-row>
        <table:table-row table:style-name="Tabla4.2">
          <table:table-cell table:style-name="Tabla4.A2" office:value-type="string">
            <text:p text:style-name="P37"/>
          </table:table-cell>
          <table:table-cell table:style-name="Tabla4.A2" office:value-type="string">
            <text:p text:style-name="P37"/>
          </table:table-cell>
          <table:table-cell table:style-name="Tabla4.A2" office:value-type="string">
            <text:p text:style-name="P37"/>
          </table:table-cell>
          <table:table-cell table:style-name="Tabla4.A2" office:value-type="string">
            <text:p text:style-name="P61"><text:span text:style-name="T53">valor y array</text:span></text:p>
          </table:table-cell>
          <table:table-cell table:style-name="Tabla4.A2" office:value-type="string">
            <text:p text:style-name="P61"><text:span text:style-name="T53">x+a</text:span></text:p>
          </table:table-cell>
          <table:table-cell table:style-name="Tabla4.A2" office:value-type="string">
            <text:p text:style-name="P61"><text:span text:style-name="T53">Suma de cada elemento con x</text:span></text:p>
          </table:table-cell>
        </table:table-row>
        <table:table-row table:style-name="Tabla4.2">
          <table:table-cell table:style-name="Tabla4.A2" office:value-type="string">
            <text:p text:style-name="P61"><text:span text:style-name="T53">resta</text:span></text:p>
          </table:table-cell>
          <table:table-cell table:style-name="Tabla4.A2" office:value-type="string">
            <text:p text:style-name="P61"><text:span text:style-name="T53">binario</text:span></text:p>
          </table:table-cell>
          <table:table-cell table:style-name="Tabla4.A2" office:value-type="string">
            <text:p text:style-name="P61"><text:span text:style-name="T53">-</text:span></text:p>
          </table:table-cell>
          <table:table-cell table:style-name="Tabla4.A2" office:value-type="string">
            <text:p text:style-name="P61"><text:span text:style-name="T53">dos arrays</text:span></text:p>
          </table:table-cell>
          <table:table-cell table:style-name="Tabla4.A2" office:value-type="string">
            <text:p text:style-name="P61"><text:span text:style-name="T53">a1-a2</text:span></text:p>
          </table:table-cell>
          <table:table-cell table:style-name="Tabla4.A2" office:value-type="string">
            <text:p text:style-name="P61"><text:span text:style-name="T53">Resta elemento a elemento</text:span></text:p>
          </table:table-cell>
        </table:table-row>
        <table:table-row table:style-name="Tabla4.2">
          <table:table-cell table:style-name="Tabla4.A2" office:value-type="string">
            <text:p text:style-name="P37"/>
          </table:table-cell>
          <table:table-cell table:style-name="Tabla4.A2" office:value-type="string">
            <text:p text:style-name="P37"/>
          </table:table-cell>
          <table:table-cell table:style-name="Tabla4.A2" office:value-type="string">
            <text:p text:style-name="P37"/>
          </table:table-cell>
          <table:table-cell table:style-name="Tabla4.A2" office:value-type="string">
            <text:p text:style-name="P61"><text:span text:style-name="T53">array y valor</text:span></text:p>
          </table:table-cell>
          <table:table-cell table:style-name="Tabla4.A2" office:value-type="string">
            <text:p text:style-name="P61"><text:span text:style-name="T53">a-x</text:span></text:p>
          </table:table-cell>
          <table:table-cell table:style-name="Tabla4.A2" office:value-type="string">
            <text:p text:style-name="P61"><text:span text:style-name="T53">Resta de cada elemento con x</text:span></text:p>
          </table:table-cell>
        </table:table-row>
        <table:table-row table:style-name="Tabla4.2">
          <table:table-cell table:style-name="Tabla4.A2" office:value-type="string">
            <text:p text:style-name="P61"><text:span text:style-name="T53">producto</text:span></text:p>
          </table:table-cell>
          <table:table-cell table:style-name="Tabla4.A2" office:value-type="string">
            <text:p text:style-name="P61"><text:span text:style-name="T53">binario</text:span></text:p>
          </table:table-cell>
          <table:table-cell table:style-name="Tabla4.A2" office:value-type="string">
            <text:p text:style-name="P61">*</text:p>
          </table:table-cell>
          <table:table-cell table:style-name="Tabla4.A2" office:value-type="string">
            <text:p text:style-name="P61"><text:span text:style-name="T53">dos arrays</text:span></text:p>
          </table:table-cell>
          <table:table-cell table:style-name="Tabla4.A2" office:value-type="string">
            <text:p text:style-name="P61"><text:span text:style-name="T53">a1*a2</text:span></text:p>
          </table:table-cell>
          <table:table-cell table:style-name="Tabla4.A2" office:value-type="string">
            <text:p text:style-name="P61"><text:span text:style-name="T53">Producto elemento a elemento</text:span></text:p>
          </table:table-cell>
        </table:table-row>
        <table:table-row table:style-name="Tabla4.2">
          <table:table-cell table:style-name="Tabla4.A2" office:value-type="string">
            <text:p text:style-name="P61"><text:span text:style-name="T53"/></text:p>
          </table:table-cell>
          <table:table-cell table:style-name="Tabla4.A2" office:value-type="string">
            <text:p text:style-name="P61"><text:span text:style-name="T53"/></text:p>
          </table:table-cell>
          <table:table-cell table:style-name="Tabla4.A2" office:value-type="string">
            <text:p text:style-name="P61"><text:span text:style-name="T53"/></text:p>
          </table:table-cell>
          <table:table-cell table:style-name="Tabla4.A2" office:value-type="string">
            <text:p text:style-name="P61"><text:span text:style-name="T53">array y valor</text:span></text:p>
          </table:table-cell>
          <table:table-cell table:style-name="Tabla4.A2" office:value-type="string">
            <text:p text:style-name="P61"><text:span text:style-name="T53">a1*x</text:span></text:p>
          </table:table-cell>
          <table:table-cell table:style-name="Tabla4.A2" office:value-type="string">
            <text:p text:style-name="P61"><text:span text:style-name="T53">Producto de cada elemento con x</text:span></text:p>
          </table:table-cell>
        </table:table-row>
        <table:table-row table:style-name="Tabla4.2">
          <table:table-cell table:style-name="Tabla4.A9" office:value-type="string">
            <text:p text:style-name="P37"/>
          </table:table-cell>
          <table:table-cell table:style-name="Tabla4.A9" office:value-type="string">
            <text:p text:style-name="P37"/>
          </table:table-cell>
          <table:table-cell table:style-name="Tabla4.A9" office:value-type="string">
            <text:p text:style-name="P37"/>
          </table:table-cell>
          <table:table-cell table:style-name="Tabla4.A9" office:value-type="string">
            <text:p text:style-name="P61"><text:span text:style-name="T53">valor y array</text:span></text:p>
          </table:table-cell>
          <table:table-cell table:style-name="Tabla4.A9" office:value-type="string">
            <text:p text:style-name="P61"><text:span text:style-name="T53">x*a1</text:span></text:p>
          </table:table-cell>
          <table:table-cell table:style-name="Tabla4.A9" office:value-type="string">
            <text:p text:style-name="P61"><text:span text:style-name="T53">Producto de x con cada elemento</text:span></text:p>
          </table:table-cell>
        </table:table-row>
      </table:table>
      <text:p text:style-name="P15"/>
      <text:p text:style-name="P15"/>
      <text:p text:style-name="P15"><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71">Nombre</text:p>
          </table:table-cell>
          <table:table-cell table:style-name="Tabla5.A1" office:value-type="string">
            <text:p text:style-name="P71">Tipo</text:p>
          </table:table-cell>
          <table:table-cell table:style-name="Tabla5.A1" office:value-type="string">
            <text:p text:style-name="P71">Lexema</text:p>
          </table:table-cell>
          <table:table-cell table:style-name="Tabla5.A1" office:value-type="string">
            <text:p text:style-name="P71">Operandos</text:p>
          </table:table-cell>
          <table:table-cell table:style-name="Tabla5.A1" office:value-type="string">
            <text:p text:style-name="P71">Ejemplo</text:p>
          </table:table-cell>
          <table:table-cell table:style-name="Tabla5.A1" office:value-type="string">
            <text:p text:style-name="P71">Resultado</text:p>
          </table:table-cell>
        </table:table-row>
        <table:table-row table:style-name="Tabla5.2">
          <table:table-cell table:style-name="Tabla5.A2" office:value-type="string">
            <text:p text:style-name="P61"><text:span text:style-name="T53">división</text:span></text:p>
          </table:table-cell>
          <table:table-cell table:style-name="Tabla5.A2" office:value-type="string">
            <text:p text:style-name="P61"><text:span text:style-name="T53">binario</text:span></text:p>
          </table:table-cell>
          <table:table-cell table:style-name="Tabla5.A2" office:value-type="string">
            <text:p text:style-name="P61"><text:span text:style-name="T53">/</text:span></text:p>
          </table:table-cell>
          <table:table-cell table:style-name="Tabla5.A2" office:value-type="string">
            <text:p text:style-name="P61"><text:span text:style-name="T53">dos arrays</text:span></text:p>
          </table:table-cell>
          <table:table-cell table:style-name="Tabla5.A2" office:value-type="string">
            <text:p text:style-name="P61"><text:span text:style-name="T53">a1/a2</text:span></text:p>
          </table:table-cell>
          <table:table-cell table:style-name="Tabla5.A2" office:value-type="string">
            <text:p text:style-name="P61"><text:span text:style-name="T53">División elemento a elemento</text:span></text:p>
          </table:table-cell>
        </table:table-row>
        <table:table-row table:style-name="Tabla5.2">
          <table:table-cell table:style-name="Tabla5.A2" office:value-type="string">
            <text:p text:style-name="P61"/>
          </table:table-cell>
          <table:table-cell table:style-name="Tabla5.A2" office:value-type="string">
            <text:p text:style-name="P61"/>
          </table:table-cell>
          <table:table-cell table:style-name="Tabla5.A2" office:value-type="string">
            <text:p text:style-name="P61"/>
          </table:table-cell>
          <table:table-cell table:style-name="Tabla5.A2" office:value-type="string">
            <text:p text:style-name="P61"><text:span text:style-name="T53">array y valor</text:span></text:p>
          </table:table-cell>
          <table:table-cell table:style-name="Tabla5.A2" office:value-type="string">
            <text:p text:style-name="P61"><text:span text:style-name="T53">a1/x</text:span></text:p>
          </table:table-cell>
          <table:table-cell table:style-name="Tabla5.A2" office:value-type="string">
            <text:p text:style-name="P61"><text:span text:style-name="T53">División de cada elemento con x</text:span></text:p>
          </table:table-cell>
        </table:table-row>
        <table:table-row table:style-name="Tabla5.2">
          <table:table-cell table:style-name="Tabla5.A4" office:value-type="string">
            <text:p text:style-name="P61"><text:span text:style-name="T53">multipl.</text:span></text:p>
          </table:table-cell>
          <table:table-cell table:style-name="Tabla5.A4" office:value-type="string">
            <text:p text:style-name="P61"><text:span text:style-name="T53">binario</text:span></text:p>
          </table:table-cell>
          <table:table-cell table:style-name="Tabla5.A4" office:value-type="string">
            <text:p text:style-name="P61">**</text:p>
          </table:table-cell>
          <table:table-cell table:style-name="Tabla5.A4" office:value-type="string">
            <text:p text:style-name="P61"><text:span text:style-name="T53">dos arrays</text:span></text:p>
          </table:table-cell>
          <table:table-cell table:style-name="Tabla5.A4" office:value-type="string">
            <text:p text:style-name="P61"><text:span text:style-name="T53">a1**a2</text:span></text:p>
          </table:table-cell>
          <table:table-cell table:style-name="Tabla5.A4" office:value-type="string">
            <text:p text:style-name="P61"><text:span text:style-name="T53">Multiplicación de matrices</text:span></text:p>
          </table:table-cell>
        </table:table-row>
      </table:table>
      <text:p text:style-name="P94"/>
      <text:list xml:id="list5621219397762058011" text:style-name="L4">
        <text:list-item>
          <text:p text:style-name="P53">Los identificadores deben ser declarados antes de ser usados.</text:p>
        </text:list-item>
      </text:list>
      <text:p text:style-name="P4"><text:tab/><text:span text:style-name="T24">Operaciones para los tipos de datos entero, real, carácter y booleano</text:span> :</text:p>
      <text:p text:style-name="P15"/>
      <text:p text:style-name="P15"/>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34">Nombre</text:p>
          </table:table-cell>
          <table:table-cell table:style-name="Tabla6.A1" office:value-type="string">
            <text:p text:style-name="P34">Tipo</text:p>
          </table:table-cell>
          <table:table-cell table:style-name="Tabla6.A1" office:value-type="string">
            <text:p text:style-name="P34">Lexema</text:p>
          </table:table-cell>
          <table:table-cell table:style-name="Tabla6.A1" office:value-type="string">
            <text:p text:style-name="P34">Operandos</text:p>
          </table:table-cell>
          <table:table-cell table:style-name="Tabla6.A1" office:value-type="string">
            <text:p text:style-name="P34">Ejemplo</text:p>
          </table:table-cell>
          <table:table-cell table:style-name="Tabla6.A1" office:value-type="string">
            <text:p text:style-name="P34">Resultado</text:p>
          </table:table-cell>
        </table:table-row>
        <table:table-row table:style-name="Tabla6.2">
          <table:table-cell table:style-name="Tabla6.A2" office:value-type="string">
            <text:p text:style-name="P37">suma</text:p>
          </table:table-cell>
          <table:table-cell table:style-name="Tabla6.A2" office:value-type="string">
            <text:p text:style-name="P37">binario</text:p>
          </table:table-cell>
          <table:table-cell table:style-name="Tabla6.A2" office:value-type="string">
            <text:p text:style-name="P37">+</text:p>
          </table:table-cell>
          <table:table-cell table:style-name="Tabla6.A2" office:value-type="string">
            <text:p text:style-name="P37">entero y entero</text:p>
          </table:table-cell>
          <table:table-cell table:style-name="Tabla6.E2" office:value-type="float" office:value="-2">
            <text:p text:style-name="P37">2+4</text:p>
          </table:table-cell>
          <table:table-cell table:style-name="Tabla6.A2" office:value-type="string">
            <text:p text:style-name="P37">Suma los dos operandos</text:p>
          </table:table-cell>
        </table:table-row>
        <table:table-row table:style-name="Tabla6.2">
          <table:table-cell table:style-name="Tabla6.B3" office:value-type="string">
            <text:p text:style-name="P37"/>
          </table:table-cell>
          <table:table-cell table:style-name="Tabla6.B3" office:value-type="string">
            <text:p text:style-name="P37"/>
          </table:table-cell>
          <table:table-cell table:style-name="Tabla6.C3" office:value-type="string">
            <text:p text:style-name="P37"/>
          </table:table-cell>
          <table:table-cell table:style-name="Tabla6.D3" office:value-type="string">
            <text:p text:style-name="P37">real y real</text:p>
          </table:table-cell>
          <table:table-cell table:style-name="Tabla6.E3" office:value-type="float" office:value="0">
            <text:p text:style-name="P37">2.3+3.5</text:p>
          </table:table-cell>
          <table:table-cell table:style-name="Tabla6.F3" office:value-type="string">
            <text:p text:style-name="P37">Suma los dos operandos</text:p>
          </table:table-cell>
        </table:table-row>
      </table:table>
      <text:p text:style-name="P15"/>
      <text:p text:style-name="P15"/>
      <text:p text:style-name="P15"/>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34">Nombre</text:p>
          </table:table-cell>
          <table:table-cell table:style-name="Tabla7.A1" office:value-type="string">
            <text:p text:style-name="P34">Tipo</text:p>
          </table:table-cell>
          <table:table-cell table:style-name="Tabla7.A1" office:value-type="string">
            <text:p text:style-name="P34">Lexema</text:p>
          </table:table-cell>
          <table:table-cell table:style-name="Tabla7.A1" office:value-type="string">
            <text:p text:style-name="P34">Operandos</text:p>
          </table:table-cell>
          <table:table-cell table:style-name="Tabla7.A1" office:value-type="string">
            <text:p text:style-name="P34">Ejemplo</text:p>
          </table:table-cell>
          <table:table-cell table:style-name="Tabla7.A1" office:value-type="string">
            <text:p text:style-name="P34">Resultado</text:p>
          </table:table-cell>
        </table:table-row>
        <table:table-row table:style-name="Tabla7.2">
          <table:table-cell table:style-name="Tabla7.A2" office:value-type="string">
            <text:p text:style-name="P37">resta</text:p>
          </table:table-cell>
          <table:table-cell table:style-name="Tabla7.A2" office:value-type="string">
            <text:p text:style-name="P37">binario</text:p>
          </table:table-cell>
          <table:table-cell table:style-name="Tabla7.A2" office:value-type="string">
            <text:p text:style-name="P37">-</text:p>
          </table:table-cell>
          <table:table-cell table:style-name="Tabla7.A2" office:value-type="string">
            <text:p text:style-name="P37">entero y entero</text:p>
          </table:table-cell>
          <table:table-cell table:style-name="Tabla7.E2" office:value-type="float" office:value="-2">
            <text:p text:style-name="P37">2-4</text:p>
          </table:table-cell>
          <table:table-cell table:style-name="Tabla7.A2" office:value-type="string">
            <text:p text:style-name="P37">Resta los dos operandos</text:p>
          </table:table-cell>
        </table:table-row>
        <table:table-row table:style-name="Tabla7.2">
          <table:table-cell table:style-name="Tabla7.A2" office:value-type="string">
            <text:p text:style-name="P37"/>
          </table:table-cell>
          <table:table-cell table:style-name="Tabla7.A2" office:value-type="string">
            <text:p text:style-name="P37"/>
          </table:table-cell>
          <table:table-cell table:style-name="Tabla7.A2" office:value-type="string">
            <text:p text:style-name="P37"/>
          </table:table-cell>
          <table:table-cell table:style-name="Tabla7.A2" office:value-type="string">
            <text:p text:style-name="P37">real y real</text:p>
          </table:table-cell>
          <table:table-cell table:style-name="Tabla7.E2" office:value-type="float" office:value="0">
            <text:p text:style-name="P37">2.3-3.5</text:p>
          </table:table-cell>
          <table:table-cell table:style-name="Tabla7.A2" office:value-type="string">
            <text:p text:style-name="P37">Resta los dos operandos</text:p>
          </table:table-cell>
        </table:table-row>
        <table:table-row table:style-name="Tabla7.2">
          <table:table-cell table:style-name="Tabla7.A2" office:value-type="string">
            <text:p text:style-name="P37">producto</text:p>
          </table:table-cell>
          <table:table-cell table:style-name="Tabla7.A2" office:value-type="string">
            <text:p text:style-name="P37">binario</text:p>
          </table:table-cell>
          <table:table-cell table:style-name="Tabla7.A2" office:value-type="string">
            <text:p text:style-name="P37">*</text:p>
          </table:table-cell>
          <table:table-cell table:style-name="Tabla7.A2" office:value-type="string">
            <text:p text:style-name="P37">entero y entero</text:p>
          </table:table-cell>
          <table:table-cell table:style-name="Tabla7.E2" office:value-type="float" office:value="-2">
            <text:p text:style-name="P37">2*4</text:p>
          </table:table-cell>
          <table:table-cell table:style-name="Tabla7.A2" office:value-type="string">
            <text:p text:style-name="P37">Multiplica los dos operandos</text:p>
          </table:table-cell>
        </table:table-row>
        <table:table-row table:style-name="Tabla7.2">
          <table:table-cell table:style-name="Tabla7.A2" office:value-type="string">
            <text:p text:style-name="P37"/>
          </table:table-cell>
          <table:table-cell table:style-name="Tabla7.A2" office:value-type="string">
            <text:p text:style-name="P37"/>
          </table:table-cell>
          <table:table-cell table:style-name="Tabla7.A2" office:value-type="string">
            <text:p text:style-name="P37"/>
          </table:table-cell>
          <table:table-cell table:style-name="Tabla7.A2" office:value-type="string">
            <text:p text:style-name="P37">real y real</text:p>
          </table:table-cell>
          <table:table-cell table:style-name="Tabla7.E2" office:value-type="float" office:value="0">
            <text:p text:style-name="P37">2.3*3.5</text:p>
          </table:table-cell>
          <table:table-cell table:style-name="Tabla7.A2" office:value-type="string">
            <text:p text:style-name="P37">Multiplica los dos operandos</text:p>
          </table:table-cell>
        </table:table-row>
        <table:table-row table:style-name="Tabla7.2">
          <table:table-cell table:style-name="Tabla7.A2" office:value-type="string">
            <text:p text:style-name="P37">división</text:p>
          </table:table-cell>
          <table:table-cell table:style-name="Tabla7.A2" office:value-type="string">
            <text:p text:style-name="P37">binario</text:p>
          </table:table-cell>
          <table:table-cell table:style-name="Tabla7.A2" office:value-type="string">
            <text:p text:style-name="P37">/</text:p>
          </table:table-cell>
          <table:table-cell table:style-name="Tabla7.A2" office:value-type="string">
            <text:p text:style-name="P37">entero y entero</text:p>
          </table:table-cell>
          <table:table-cell table:style-name="Tabla7.E2" office:value-type="float" office:value="-2">
            <text:p text:style-name="P37">4/2</text:p>
          </table:table-cell>
          <table:table-cell table:style-name="Tabla7.A2" office:value-type="string">
            <text:p text:style-name="P37">Divide los dos operandos</text:p>
          </table:table-cell>
        </table:table-row>
        <table:table-row table:style-name="Tabla7.2">
          <table:table-cell table:style-name="Tabla7.A2" office:value-type="string">
            <text:p text:style-name="P37"/>
          </table:table-cell>
          <table:table-cell table:style-name="Tabla7.A2" office:value-type="string">
            <text:p text:style-name="P37"/>
          </table:table-cell>
          <table:table-cell table:style-name="Tabla7.A2" office:value-type="string">
            <text:p text:style-name="P37"/>
          </table:table-cell>
          <table:table-cell table:style-name="Tabla7.A2" office:value-type="string">
            <text:p text:style-name="P37">real y real</text:p>
          </table:table-cell>
          <table:table-cell table:style-name="Tabla7.E2" office:value-type="float" office:value="0">
            <text:p text:style-name="P37">2.3/3.5</text:p>
          </table:table-cell>
          <table:table-cell table:style-name="Tabla7.A2" office:value-type="string">
            <text:p text:style-name="P37">Divide los dos operandos</text:p>
          </table:table-cell>
        </table:table-row>
        <table:table-row table:style-name="Tabla7.2">
          <table:table-cell table:style-name="Tabla7.A2" office:value-type="string">
            <text:p text:style-name="P37">and</text:p>
          </table:table-cell>
          <table:table-cell table:style-name="Tabla7.A2" office:value-type="string">
            <text:p text:style-name="P37">binario</text:p>
          </table:table-cell>
          <table:table-cell table:style-name="Tabla7.A2" office:value-type="string">
            <text:p text:style-name="P37">&amp;&amp;</text:p>
          </table:table-cell>
          <table:table-cell table:style-name="Tabla7.A2" office:value-type="string">
            <text:p text:style-name="P37">booleano y booleano</text:p>
          </table:table-cell>
          <table:table-cell table:style-name="Tabla7.A2" office:value-type="string">
            <text:p text:style-name="P37">a&amp;&amp;b</text:p>
          </table:table-cell>
          <table:table-cell table:style-name="Tabla7.A2" office:value-type="string">
            <text:p text:style-name="P37">Realiza la operación and entre operandos</text:p>
          </table:table-cell>
        </table:table-row>
        <table:table-row table:style-name="Tabla7.2">
          <table:table-cell table:style-name="Tabla7.A2" office:value-type="string">
            <text:p text:style-name="P37">or</text:p>
          </table:table-cell>
          <table:table-cell table:style-name="Tabla7.A2" office:value-type="string">
            <text:p text:style-name="P37">binario</text:p>
          </table:table-cell>
          <table:table-cell table:style-name="Tabla7.A2" office:value-type="string">
            <text:p text:style-name="P37">||</text:p>
          </table:table-cell>
          <table:table-cell table:style-name="Tabla7.A2" office:value-type="string">
            <text:p text:style-name="P37">booleano y booleano</text:p>
          </table:table-cell>
          <table:table-cell table:style-name="Tabla7.A2" office:value-type="string">
            <text:p text:style-name="P37">a||b</text:p>
          </table:table-cell>
          <table:table-cell table:style-name="Tabla7.A2" office:value-type="string">
            <text:p text:style-name="P37">Realiza la operación or entre operandos</text:p>
          </table:table-cell>
        </table:table-row>
        <table:table-row table:style-name="Tabla7.2">
          <table:table-cell table:style-name="Tabla7.A2" office:value-type="string">
            <text:p text:style-name="P37">not</text:p>
          </table:table-cell>
          <table:table-cell table:style-name="Tabla7.A2" office:value-type="string">
            <text:p text:style-name="P37">unario</text:p>
          </table:table-cell>
          <table:table-cell table:style-name="Tabla7.A2" office:value-type="string">
            <text:p text:style-name="P37">!</text:p>
          </table:table-cell>
          <table:table-cell table:style-name="Tabla7.A2" office:value-type="string">
            <text:p text:style-name="P37">booleano</text:p>
          </table:table-cell>
          <table:table-cell table:style-name="Tabla7.A2" office:value-type="string">
            <text:p text:style-name="P37">!a</text:p>
          </table:table-cell>
          <table:table-cell table:style-name="Tabla7.A2" office:value-type="string">
            <text:p text:style-name="P37">Realiza la operación not entre operandos</text:p>
          </table:table-cell>
        </table:table-row>
        <table:table-row table:style-name="Tabla7.2">
          <table:table-cell table:style-name="Tabla7.A11" office:value-type="string">
            <text:p text:style-name="P37">xor</text:p>
          </table:table-cell>
          <table:table-cell table:style-name="Tabla7.B11" office:value-type="string">
            <text:p text:style-name="P37">binario</text:p>
          </table:table-cell>
          <table:table-cell table:style-name="Tabla7.C11" office:value-type="string">
            <text:p text:style-name="P37"><text:span text:style-name="T52">¬</text:span>|</text:p>
          </table:table-cell>
          <table:table-cell table:style-name="Tabla7.D11" office:value-type="string">
            <text:p text:style-name="P37">booleano y booleano</text:p>
          </table:table-cell>
          <table:table-cell table:style-name="Tabla7.E11" office:value-type="string">
            <text:p text:style-name="P37"><text:span text:style-name="T52">¬</text:span>|a</text:p>
          </table:table-cell>
          <table:table-cell table:style-name="Tabla7.F11" office:value-type="string">
            <text:p text:style-name="P37">Realiza la operación xor entre operandos</text:p>
          </table:table-cell>
        </table:table-row>
      </table:table>
      <text:p text:style-name="P15"/>
      <text:p text:style-name="P15"/>
      <text:p text:style-name="P15"/>
      <text:p text:style-name="P15"/>
      <text:p text:style-name="P15"><text:soft-page-break/><text:span text:style-name="T24">Sentencia de asignación para todos los tipos de expresiones</text:span> :</text:p>
      <text:p text:style-name="P15"/>
      <text:p text:style-name="P15"/>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34">Nombre</text:p>
          </table:table-cell>
          <table:table-cell table:style-name="Tabla8.A1" office:value-type="string">
            <text:p text:style-name="P34">Tipo</text:p>
          </table:table-cell>
          <table:table-cell table:style-name="Tabla8.A1" office:value-type="string">
            <text:p text:style-name="P34">Lexema</text:p>
          </table:table-cell>
          <table:table-cell table:style-name="Tabla8.A1" office:value-type="string">
            <text:p text:style-name="P34">Operandos</text:p>
          </table:table-cell>
          <table:table-cell table:style-name="Tabla8.A1" office:value-type="string">
            <text:p text:style-name="P34">Ejemplo</text:p>
          </table:table-cell>
          <table:table-cell table:style-name="Tabla8.A1" office:value-type="string">
            <text:p text:style-name="P34">Resultado</text:p>
          </table:table-cell>
        </table:table-row>
        <table:table-row table:style-name="Tabla8.2">
          <table:table-cell table:style-name="Tabla8.A2" office:value-type="string">
            <text:p text:style-name="P37">Asignación</text:p>
          </table:table-cell>
          <table:table-cell table:style-name="Tabla8.A2" office:value-type="string">
            <text:p text:style-name="P37">binario</text:p>
          </table:table-cell>
          <table:table-cell table:style-name="Tabla8.A2" office:value-type="string">
            <text:p text:style-name="P37">:=</text:p>
          </table:table-cell>
          <table:table-cell table:style-name="Tabla8.A2" office:value-type="string">
            <text:p text:style-name="P37">Variable y valor x</text:p>
          </table:table-cell>
          <table:table-cell table:style-name="Tabla8.E2" office:value-type="float" office:value="-2">
            <text:p text:style-name="P37">a:=x</text:p>
          </table:table-cell>
          <table:table-cell table:style-name="Tabla8.A2" office:value-type="string">
            <text:p text:style-name="P37">Iguala a a x, debe ser del mismo tipo</text:p>
          </table:table-cell>
        </table:table-row>
        <table:table-row table:style-name="Tabla8.2">
          <table:table-cell table:style-name="Tabla8.A3" office:value-type="string">
            <text:p text:style-name="P37"/>
          </table:table-cell>
          <table:table-cell table:style-name="Tabla8.B3" office:value-type="string">
            <text:p text:style-name="P37"/>
          </table:table-cell>
          <table:table-cell table:style-name="Tabla8.C3" office:value-type="string">
            <text:p text:style-name="P37"/>
          </table:table-cell>
          <table:table-cell table:style-name="Tabla8.D3" office:value-type="string">
            <text:p text:style-name="P37">Variable y variable</text:p>
          </table:table-cell>
          <table:table-cell table:style-name="Tabla8.E3" office:value-type="float" office:value="0">
            <text:p text:style-name="P37">a:=b</text:p>
          </table:table-cell>
          <table:table-cell table:style-name="Tabla8.F3" office:value-type="string">
            <text:p text:style-name="P37">Iguala a a b, debe ser del mismo tipo</text:p>
          </table:table-cell>
        </table:table-row>
      </table:table>
      <text:p text:style-name="P15"/>
      <text:list xml:id="list5133316521982403598" text:style-name="L5">
        <text:list-item>
          <text:p text:style-name="P78">Estos operadores no permiten datos de distinto tipo por lo que comprueban los tipos.</text:p>
          <text:p text:style-name="P78"/>
        </text:list-item>
        <text:list-item>
          <text:p text:style-name="P78">El lenguaje no realiza un typecasting automático.</text:p>
        </text:list-item>
      </text:list>
      <text:p text:style-name="P15"/>
      <text:p text:style-name="P15"><text:span text:style-name="T24">Permitirá expresiones aritméticas lógicas</text:span> :</text:p>
      <text:p text:style-name="P15"/>
      <text:p text:style-name="P15"/>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34">Nombre</text:p>
          </table:table-cell>
          <table:table-cell table:style-name="Tabla9.A1" office:value-type="string">
            <text:p text:style-name="P34">Tipo</text:p>
          </table:table-cell>
          <table:table-cell table:style-name="Tabla9.A1" office:value-type="string">
            <text:p text:style-name="P34">Lexema</text:p>
          </table:table-cell>
          <table:table-cell table:style-name="Tabla9.A1" office:value-type="string">
            <text:p text:style-name="P34">Operandos</text:p>
          </table:table-cell>
          <table:table-cell table:style-name="Tabla9.A1" office:value-type="string">
            <text:p text:style-name="P34">Ejemplo</text:p>
          </table:table-cell>
          <table:table-cell table:style-name="Tabla9.A1" office:value-type="string">
            <text:p text:style-name="P34">Resultado</text:p>
          </table:table-cell>
        </table:table-row>
        <table:table-row table:style-name="Tabla9.2">
          <table:table-cell table:style-name="Tabla9.A2" office:value-type="string">
            <text:p text:style-name="P37">Menor que</text:p>
          </table:table-cell>
          <table:table-cell table:style-name="Tabla9.A2" office:value-type="string">
            <text:p text:style-name="P37">binario</text:p>
          </table:table-cell>
          <table:table-cell table:style-name="Tabla9.A2" office:value-type="string">
            <text:p text:style-name="P37">&lt;</text:p>
          </table:table-cell>
          <table:table-cell table:style-name="Tabla9.A2" office:value-type="string">
            <text:p text:style-name="P37">entero y entero</text:p>
          </table:table-cell>
          <table:table-cell table:style-name="Tabla9.E2" office:value-type="float" office:value="-2">
            <text:p text:style-name="P37">2&lt;4</text:p>
          </table:table-cell>
          <table:table-cell table:style-name="Tabla9.F3" table:number-rows-spanned="2" office:value-type="string">
            <text:p text:style-name="P37">Indica si el primer operando es menor que el segundo, devuelve un booleano</text:p>
          </table:table-cell>
        </table:table-row>
        <table:table-row table:style-name="Tabla9.2">
          <table:table-cell table:style-name="Tabla9.A3" office:value-type="string">
            <text:p text:style-name="P37"/>
          </table:table-cell>
          <table:table-cell table:style-name="Tabla9.B3" office:value-type="string">
            <text:p text:style-name="P37"/>
          </table:table-cell>
          <table:table-cell table:style-name="Tabla9.C3" office:value-type="string">
            <text:p text:style-name="P37"/>
          </table:table-cell>
          <table:table-cell table:style-name="Tabla9.D3" office:value-type="string">
            <text:p text:style-name="P37">real y real</text:p>
          </table:table-cell>
          <table:table-cell table:style-name="Tabla9.E3" office:value-type="float" office:value="0">
            <text:p text:style-name="P37">2.3&lt;3.6</text:p>
          </table:table-cell>
          <table:covered-table-cell/>
        </table:table-row>
      </table:table>
      <text:p text:style-name="P15"/>
      <text:p text:style-name="P15"/>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34">Nombre</text:p>
          </table:table-cell>
          <table:table-cell table:style-name="Tabla10.A1" office:value-type="string">
            <text:p text:style-name="P34">Tipo</text:p>
          </table:table-cell>
          <table:table-cell table:style-name="Tabla10.A1" office:value-type="string">
            <text:p text:style-name="P34">Lexema</text:p>
          </table:table-cell>
          <table:table-cell table:style-name="Tabla10.A1" office:value-type="string">
            <text:p text:style-name="P34">Operandos</text:p>
          </table:table-cell>
          <table:table-cell table:style-name="Tabla10.A1" office:value-type="string">
            <text:p text:style-name="P34">Ejemplo</text:p>
          </table:table-cell>
          <table:table-cell table:style-name="Tabla10.A1" office:value-type="string">
            <text:p text:style-name="P34">Resultado</text:p>
          </table:table-cell>
        </table:table-row>
        <table:table-row table:style-name="Tabla10.2">
          <table:table-cell table:style-name="Tabla10.A2" office:value-type="string">
            <text:p text:style-name="P37">Menor o igual que</text:p>
          </table:table-cell>
          <table:table-cell table:style-name="Tabla10.A2" office:value-type="string">
            <text:p text:style-name="P37">binario</text:p>
          </table:table-cell>
          <table:table-cell table:style-name="Tabla10.A2" office:value-type="string">
            <text:p text:style-name="P37">&lt;=</text:p>
          </table:table-cell>
          <table:table-cell table:style-name="Tabla10.A2" office:value-type="string">
            <text:p text:style-name="P37">entero y entero</text:p>
          </table:table-cell>
          <table:table-cell table:style-name="Tabla10.E2" office:value-type="float" office:value="-2">
            <text:p text:style-name="P37">2&lt;=4</text:p>
          </table:table-cell>
          <table:table-cell table:style-name="Tabla10.A2" table:number-rows-spanned="2" office:value-type="string">
            <text:p text:style-name="P37">Indica si el primer operando es menor o igual que el segundo, devuelve un booleano</text:p>
          </table:table-cell>
        </table:table-row>
        <table:table-row table:style-name="Tabla10.2">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real y real</text:p>
          </table:table-cell>
          <table:table-cell table:style-name="Tabla10.E2" office:value-type="float" office:value="0">
            <text:p text:style-name="P37">2.3&lt;=3.6</text:p>
          </table:table-cell>
          <table:covered-table-cell/>
        </table:table-row>
        <table:table-row table:style-name="Tabla10.2">
          <table:table-cell table:style-name="Tabla10.A2" office:value-type="string">
            <text:p text:style-name="P37">Mayor que</text:p>
          </table:table-cell>
          <table:table-cell table:style-name="Tabla10.A2" office:value-type="string">
            <text:p text:style-name="P37">binario</text:p>
          </table:table-cell>
          <table:table-cell table:style-name="Tabla10.A2" office:value-type="string">
            <text:p text:style-name="P37">&gt;</text:p>
          </table:table-cell>
          <table:table-cell table:style-name="Tabla10.A2" office:value-type="string">
            <text:p text:style-name="P37">entero y entero</text:p>
          </table:table-cell>
          <table:table-cell table:style-name="Tabla10.E2" office:value-type="float" office:value="-2">
            <text:p text:style-name="P37">2&gt;4</text:p>
          </table:table-cell>
          <table:table-cell table:style-name="Tabla10.A2" table:number-rows-spanned="2" office:value-type="string">
            <text:p text:style-name="P37">Indica si el primer operando es mayor que el segundo, devuelve un booleano</text:p>
          </table:table-cell>
        </table:table-row>
        <table:table-row table:style-name="Tabla10.2">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real y real</text:p>
          </table:table-cell>
          <table:table-cell table:style-name="Tabla10.E2" office:value-type="float" office:value="0">
            <text:p text:style-name="P37">2.3&gt;3.6</text:p>
          </table:table-cell>
          <table:covered-table-cell/>
        </table:table-row>
        <table:table-row table:style-name="Tabla10.2">
          <table:table-cell table:style-name="Tabla10.A2" office:value-type="string">
            <text:p text:style-name="P37">Mayor igual que</text:p>
          </table:table-cell>
          <table:table-cell table:style-name="Tabla10.A2" office:value-type="string">
            <text:p text:style-name="P37">binario</text:p>
          </table:table-cell>
          <table:table-cell table:style-name="Tabla10.A2" office:value-type="string">
            <text:p text:style-name="P37">&gt;=</text:p>
          </table:table-cell>
          <table:table-cell table:style-name="Tabla10.A2" office:value-type="string">
            <text:p text:style-name="P37">entero y entero</text:p>
          </table:table-cell>
          <table:table-cell table:style-name="Tabla10.E2" office:value-type="float" office:value="-2">
            <text:p text:style-name="P37">2&gt;=4</text:p>
          </table:table-cell>
          <table:table-cell table:style-name="Tabla10.A2" table:number-rows-spanned="2" office:value-type="string">
            <text:p text:style-name="P37">Indica si el primer operando es mayor o igual <text:s/>que el segundo, devuelve un booleano</text:p>
          </table:table-cell>
        </table:table-row>
        <table:table-row table:style-name="Tabla10.2">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real y real</text:p>
          </table:table-cell>
          <table:table-cell table:style-name="Tabla10.E2" office:value-type="float" office:value="0">
            <text:p text:style-name="P37">2.3&gt;=3.6</text:p>
          </table:table-cell>
          <table:covered-table-cell/>
        </table:table-row>
        <table:table-row table:style-name="Tabla10.2">
          <table:table-cell table:style-name="Tabla10.A2" office:value-type="string">
            <text:p text:style-name="P37">Igual a</text:p>
          </table:table-cell>
          <table:table-cell table:style-name="Tabla10.A2" office:value-type="string">
            <text:p text:style-name="P37">binario</text:p>
          </table:table-cell>
          <table:table-cell table:style-name="Tabla10.A2" office:value-type="string">
            <text:p text:style-name="P37">==</text:p>
          </table:table-cell>
          <table:table-cell table:style-name="Tabla10.A2" office:value-type="string">
            <text:p text:style-name="P37">entero y entero</text:p>
          </table:table-cell>
          <table:table-cell table:style-name="Tabla10.E2" office:value-type="float" office:value="-2">
            <text:p text:style-name="P37">2==4</text:p>
          </table:table-cell>
          <table:table-cell table:style-name="Tabla10.A2" table:number-rows-spanned="2" office:value-type="string">
            <text:p text:style-name="P37">Indica si el primer operando es igual que el segundo, devuelve un booleano</text:p>
          </table:table-cell>
        </table:table-row>
        <table:table-row table:style-name="Tabla10.2">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
          </table:table-cell>
          <table:table-cell table:style-name="Tabla10.A2" office:value-type="string">
            <text:p text:style-name="P37">real y real</text:p>
          </table:table-cell>
          <table:table-cell table:style-name="Tabla10.E2" office:value-type="float" office:value="0">
            <text:p text:style-name="P37">2.3==3.6</text:p>
          </table:table-cell>
          <table:covered-table-cell/>
        </table:table-row>
        <table:table-row table:style-name="Tabla10.2">
          <table:table-cell table:style-name="Tabla10.A2" office:value-type="string">
            <text:p text:style-name="P37">Distinto de</text:p>
          </table:table-cell>
          <table:table-cell table:style-name="Tabla10.A2" office:value-type="string">
            <text:p text:style-name="P37">binario</text:p>
          </table:table-cell>
          <table:table-cell table:style-name="Tabla10.A2" office:value-type="string">
            <text:p text:style-name="P37">!=</text:p>
          </table:table-cell>
          <table:table-cell table:style-name="Tabla10.A2" office:value-type="string">
            <text:p text:style-name="P37">entero y entero</text:p>
          </table:table-cell>
          <table:table-cell table:style-name="Tabla10.E2" office:value-type="float" office:value="-2">
            <text:p text:style-name="P37">2!=4</text:p>
          </table:table-cell>
          <table:table-cell table:style-name="Tabla10.F11" table:number-rows-spanned="2" office:value-type="string">
            <text:p text:style-name="P37">Indica si el primer operando es distinto que el segundo, devuelve un booleano</text:p>
          </table:table-cell>
        </table:table-row>
        <table:table-row table:style-name="Tabla10.2">
          <table:table-cell table:style-name="Tabla10.A11" office:value-type="string">
            <text:p text:style-name="P37"/>
          </table:table-cell>
          <table:table-cell table:style-name="Tabla10.B11" office:value-type="string">
            <text:p text:style-name="P37"/>
          </table:table-cell>
          <table:table-cell table:style-name="Tabla10.C11" office:value-type="string">
            <text:p text:style-name="P37"/>
          </table:table-cell>
          <table:table-cell table:style-name="Tabla10.D11" office:value-type="string">
            <text:p text:style-name="P37">real y real</text:p>
          </table:table-cell>
          <table:table-cell table:style-name="Tabla10.E11" office:value-type="float" office:value="0">
            <text:p text:style-name="P37">2.3!=3.6</text:p>
          </table:table-cell>
          <table:covered-table-cell/>
        </table:table-row>
      </table:table>
      <text:p text:style-name="P15"/>
      <text:p text:style-name="P15"/>
      <text:list xml:id="list5292932950898871716" text:style-name="L6">
        <text:list-item>
          <text:p text:style-name="P79"><text:soft-page-break/>El orden de precedencia de los operadores considerando de mayor a menor es :</text:p>
        </text:list-item>
      </text:list>
      <text:list xml:id="list7702744151962158976" text:style-name="L7">
        <text:list-item>
          <text:p text:style-name="P82"><text:span text:style-name="T3">Operador <text:tab/>“</text:span><text:span text:style-name="T27">!</text:span><text:span text:style-name="T3">”</text:span></text:p>
        </text:list-item>
        <text:list-item>
          <text:p text:style-name="P82"><text:span text:style-name="T3">Operadores <text:tab/>“</text:span><text:span text:style-name="T27">**</text:span><text:span text:style-name="T3">”</text:span></text:p>
        </text:list-item>
        <text:list-item>
          <text:p text:style-name="P82"><text:span text:style-name="T3">Operadores <text:tab/>“</text:span><text:span text:style-name="T27">*</text:span><text:span text:style-name="T3">” , “</text:span><text:span text:style-name="T27">/</text:span><text:span text:style-name="T3">”</text:span></text:p>
        </text:list-item>
        <text:list-item>
          <text:p text:style-name="P82"><text:span text:style-name="T3">Operadores <text:tab/>“</text:span><text:span text:style-name="T27">+</text:span><text:span text:style-name="T3">” , “</text:span><text:span text:style-name="T27">-</text:span><text:span text:style-name="T3">”</text:span></text:p>
        </text:list-item>
        <text:list-item>
          <text:p text:style-name="P82"><text:span text:style-name="T3">Operadores <text:tab/>“</text:span><text:span text:style-name="T27">&lt;</text:span><text:span text:style-name="T3">” , “</text:span><text:span text:style-name="T27">&lt;=</text:span><text:span text:style-name="T3">” , “</text:span><text:span text:style-name="T27">&gt;</text:span><text:span text:style-name="T3">” , “</text:span><text:span text:style-name="T27">&gt;=</text:span><text:span text:style-name="T3">” , “</text:span><text:span text:style-name="T27">==</text:span><text:span text:style-name="T3">” , “</text:span><text:span text:style-name="T27">!=</text:span><text:span text:style-name="T3">”</text:span></text:p>
        </text:list-item>
        <text:list-item>
          <text:p text:style-name="P82"><text:span text:style-name="T3">Operadores <text:tab/>“</text:span><text:span text:style-name="T27">&amp;&amp;</text:span><text:span text:style-name="T3">” , “</text:span><text:span text:style-name="T27">||</text:span><text:span text:style-name="T3">” , “</text:span><text:span text:style-name="T26">¬</text:span><text:span text:style-name="T27">|</text:span><text:span text:style-name="T3">”</text:span></text:p>
        </text:list-item>
        <text:list-item>
          <text:p text:style-name="P82"><text:span text:style-name="T3">Operador <text:s/><text:tab/>“</text:span><text:span text:style-name="T27">:=</text:span><text:span text:style-name="T37">”</text:span></text:p>
        </text:list-item>
      </text:list>
      <text:p text:style-name="P15"/>
      <text:list xml:id="list8866018295796164158" text:style-name="L8">
        <text:list-item>
          <text:p text:style-name="P80">Para los casos en los que se quiera aumentar la prioridad de un operador respecto a otro se utilizaran paréntesis.</text:p>
          <text:p text:style-name="P80"/>
        </text:list-item>
        <text:list-item>
          <text:p text:style-name="P80">Todos los operadores binarios tienen asociatividad por la izquierda, es decir, si encontramos una operación como 1 + 2 +3 se resuelve como ( 1 + 2 ) +3.</text:p>
        </text:list-item>
      </text:list>
      <text:p text:style-name="P16"/>
      <text:p text:style-name="P15"/>
      <text:list xml:id="list8735620894336305408" text:style-name="L9">
        <text:list-item>
          <text:p text:style-name="P47">Subprogramas.</text:p>
        </text:list-item>
      </text:list>
      <text:p text:style-name="P13"><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14"/>
      <text:list xml:id="list6562307641674388250" text:style-name="L10">
        <text:list-item>
          <text:p text:style-name="P48">Estructuras de control.</text:p>
        </text:list-item>
      </text:list>
      <text:p text:style-name="P40">Dispone de las estructuras de control siguientes :</text:p>
      <text:list xml:id="list8729700705182988143" text:style-name="L11">
        <text:list-item>
          <text:p text:style-name="P54">IF-THEN-ELSE</text:p>
        </text:list-item>
        <text:list-item>
          <text:p text:style-name="P54">WHILE</text:p>
        </text:list-item>
        <text:list-item>
          <text:p text:style-name="P54">SWITCH</text:p>
        </text:list-item>
      </text:list>
      <text:p text:style-name="P39"/>
      <text:h text:style-name="P55" text:outline-level="1">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5"><text:tab/>&lt;Programa&gt; ::= &lt;Cabecera_programa&gt; &lt;bloque&gt;</text:p>
      <text:p text:style-name="P5"/>
      <text:p text:style-name="P5"><text:tab/>&lt;Cabecera_programa&gt; ::= <text:span text:style-name="T58">main</text:span></text:p>
      <text:p text:style-name="P42"/>
      <text:p text:style-name="P7"/>
      <text:p text:style-name="P8"><text:soft-page-break/>Los bloques seguirán esta estructura, permitiendo anidamiento :</text:p>
      <text:p text:style-name="P7"/>
      <text:p text:style-name="P7"/>
      <text:p text:style-name="P18"><text:tab/><text:tab/>&lt;bloque&gt; ::= &lt;Inicio_de_bloque&gt;</text:p>
      <text:p text:style-name="P18"><text:tab/><text:tab/><text:tab/><text:tab/> &lt;Declar_de_variables_locales&gt;</text:p>
      <text:p text:style-name="P18"><text:tab/><text:tab/><text:tab/><text:tab/> &lt;Declar_de_subprogs&gt;</text:p>
      <text:p text:style-name="P18"><text:tab/><text:tab/><text:tab/><text:tab/> &lt;Sentencias&gt;</text:p>
      <text:p text:style-name="P18"><text:tab/><text:tab/><text:tab/><text:tab/> &lt;Fin_de_bloque&gt;</text:p>
      <text:p text:style-name="P18"/>
      <text:p text:style-name="P18"><text:tab/><text:tab/>&lt;Inicio_de_bloque&gt; ::= <text:span text:style-name="T66">'</text:span><text:span text:style-name="T54">{</text:span><text:span text:style-name="T66">'</text:span></text:p>
      <text:p text:style-name="P17"/>
      <text:p text:style-name="P18"><text:tab/><text:tab/>&lt;Fin_de_bloque&gt; ::= <text:span text:style-name="T66">'</text:span><text:span text:style-name="T54">}</text:span><text:span text:style-name="T66">'</text:span></text:p>
      <text:p text:style-name="P17"/>
      <text:p text:style-name="P9">Las declaraciones previas de variables :</text:p>
      <text:p text:style-name="P17"/>
      <text:p text:style-name="P18"><text:tab/>&lt;Declar_de_variables_locales&gt; ::= &lt;Marca_ini_declar_variables&gt;</text:p>
      <text:p text:style-name="P18"><text:tab/><text:tab/><text:tab/><text:tab/><text:tab/><text:tab/> <text:s text:c="3"/>&lt;Variables_locales&gt;</text:p>
      <text:p text:style-name="P18"><text:tab/><text:tab/><text:tab/><text:tab/><text:tab/><text:tab/> <text:s text:c="3"/>&lt;Marca_fin_declar_variables&gt;</text:p>
      <text:p text:style-name="P18"><text:tab/><text:tab/><text:tab/><text:tab/><text:tab/><text:tab/> <text:s text:c="3"/>|</text:p>
      <text:p text:style-name="P18"/>
      <text:p text:style-name="P18"><text:tab/>&lt;Marca_ini_declar_variables&gt; ::= <text:span text:style-name="T55">begin_declare</text:span></text:p>
      <text:p text:style-name="P18"/>
      <text:p text:style-name="P18"><text:tab/>&lt;Marca_fin_declar_variables&gt; ::= <text:span text:style-name="T55">end_declare</text:span></text:p>
      <text:p text:style-name="P18"/>
      <text:p text:style-name="P6"><text:tab/>&lt;Variables_locales&gt; ::= &lt;Variables_locales&gt; &lt;Cuerpo_declar_variables&gt;</text:p>
      <text:p text:style-name="P20">| &lt;Cuerpo_declar_variables&gt;</text:p>
      <text:p text:style-name="P6"/>
      <text:p text:style-name="P91"><text:tab/>&lt;lista_variables&gt; ::= &lt;identificador&gt; {, &lt;identificador&gt;}</text:p>
      <text:p text:style-name="P6"/>
      <text:p text:style-name="P6"/>
      <text:p text:style-name="P6"><text:tab/>&lt;Cuerpo_declar_variables&gt; ::= &lt;<text:span text:style-name="T55">Tipo_de_dato</text:span>&gt; &lt;<text:span text:style-name="T65">l</text:span><text:span text:style-name="T55">ista_variables</text:span>&gt; ;</text:p>
      <text:p text:style-name="P30"/>
      <text:p text:style-name="P6"><text:tab/>&lt;identificador&gt; ::= &lt;letra&gt; {&lt;caracter&gt;}</text:p>
      <text:p text:style-name="P6"/>
      <text:p text:style-name="P6"><text:tab/>&lt;caracter&gt; ::= &lt;letra&gt; | _ | &lt;digito&gt;</text:p>
      <text:p text:style-name="P6"/>
      <text:p text:style-name="P18"><text:tab/><text:tab/></text:p>
      <text:p text:style-name="P17"><text:tab/><text:tab/><text:span text:style-name="T19">&lt;Tipo_de_dato&gt; ::= &lt;Tipo_simple&gt; | &lt;Tipo_estructurado&gt;</text:span></text:p>
      <text:p text:style-name="P18"/>
      <text:p text:style-name="P18"><text:tab/><text:tab/>&lt;Tipo_simple&gt; ::= &lt;Tipo_entero&gt; | &lt;Tipo_real&gt; | &lt;Tipo_booleano&gt; </text:p>
      <text:p text:style-name="P29">| &lt;Tipo_caracter&gt;</text:p>
      <text:p text:style-name="P18"/>
      <text:p text:style-name="P18"><text:tab/><text:tab/>&lt;Tipo_estructurado&gt; ::= &lt;Tipo_<text:span text:style-name="T56">Array</text:span>&gt;</text:p>
      <text:p text:style-name="P18"/>
      <text:p text:style-name="P95">&lt;Tipo_<text:span text:style-name="T56">Array</text:span>&gt; ::= &lt;Tipo_simple&gt; <text:span text:style-name="T56">&lt;identificador&gt; '[' &lt;dimension_array&gt; ']' ;</text:span></text:p>
      <text:p text:style-name="P95"><text:span text:style-name="T56"/></text:p>
      <text:p text:style-name="P96"><text:span text:style-name="T56">&lt;dimension_array&gt; ::= </text:span><text:span text:style-name="T57">&lt;constante_entera&gt; | &lt;constante_entera&gt; , &lt;constante_entera&gt;</text:span></text:p>
      <text:p text:style-name="P18"/>
      <text:p text:style-name="P18"><text:tab/><text:tab/>&lt;Tipo_entero&gt; ::= <text:span text:style-name="T56">int</text:span></text:p>
      <text:p text:style-name="P18"/>
      <text:p text:style-name="P18"><text:tab/><text:tab/>&lt;Tipo_real&gt; ::= <text:span text:style-name="T56">double</text:span></text:p>
      <text:p text:style-name="P18"/>
      <text:p text:style-name="P18"><text:tab/><text:tab/>&lt;Tipo_booleano&gt; ::= <text:span text:style-name="T56">bool</text:span></text:p>
      <text:p text:style-name="P18"/>
      <text:p text:style-name="P18"><text:tab/><text:tab/>&lt;Tipo_caracter&gt; ::= <text:span text:style-name="T56">char</text:span></text:p>
      <text:p text:style-name="P18"/>
      <text:p text:style-name="P17"><text:soft-page-break/></text:p>
      <text:p text:style-name="P9">La declaraciones de subprogramas : </text:p>
      <text:p text:style-name="P17"/>
      <text:p text:style-name="P17"><text:tab/><text:span text:style-name="T19">&lt;Declar_de_subprogs&gt; ::= &lt;Declar_de_subprogs&gt; &lt;Declar_subprog&gt;</text:span></text:p>
      <text:p text:style-name="P18"><text:tab/><text:tab/><text:tab/><text:tab/><text:tab/><text:tab/> |</text:p>
      <text:p text:style-name="P18"/>
      <text:p text:style-name="P17"><text:tab/><text:span text:style-name="T19">&lt;Declar_subprog&gt; ::= &lt;Cabecera_subprograma&gt; &lt;bloque&gt;</text:span></text:p>
      <text:p text:style-name="P18"/>
      <text:p text:style-name="P18"><text:tab/>&lt;Cabecera_subprograma&gt; ::= <text:span text:style-name="T59">void</text:span> &lt;identificador&gt; ( &lt;Declar_<text:span text:style-name="T60">parametros</text:span>&gt; )</text:p>
      <text:p text:style-name="P97"/>
      <text:p text:style-name="P6"><text:tab/><text:span text:style-name="T60">&lt;Declar_parametros&gt; ::= &lt;Tipo_de_dato&gt; &lt;identificador&gt; &lt;mas_parametros&gt; </text:span><text:span text:style-name="T61">|</text:span></text:p>
      <text:p text:style-name="P6"><text:span text:style-name="T60"/></text:p>
      <text:p text:style-name="P90"><text:span text:style-name="T60"><text:tab/>&lt;mas_parametros&gt; ::= , &lt;Tipo_de_dato&gt; &lt;identificador&gt; &lt;mas_parametros&gt; |</text:span></text:p>
      <text:p text:style-name="P17"/>
      <text:p text:style-name="P17"><text:tab/><text:tab/></text:p>
      <text:p text:style-name="P19">Las sentencias del programa :</text:p>
      <text:p text:style-name="P17"/>
      <text:p text:style-name="P18"><text:tab/>&lt;Sentencias&gt; ::= &lt;Sentencias&gt; &lt;Sentencia&gt;</text:p>
      <text:p text:style-name="P25">| &lt;Sentencia&gt;</text:p>
      <text:p text:style-name="P17"/>
      <text:p text:style-name="P17"><text:tab/><text:span text:style-name="T19">&lt;Sentencia&gt; ::= &lt;bloque&gt;</text:span></text:p>
      <text:p text:style-name="P6"><text:tab/><text:tab/><text:tab/> <text:s text:c="2"/>| &lt;sentencia_asignacion&gt;</text:p>
      <text:p text:style-name="P21">| &lt;sentencia_if&gt;</text:p>
      <text:p text:style-name="P23">| &lt;sentencia_while&gt;</text:p>
      <text:p text:style-name="P22">| &lt;sentencia_entrada&gt;</text:p>
      <text:p text:style-name="P24">| &lt;sentencia_salida&gt;</text:p>
      <text:p text:style-name="P21">| &lt;<text:span text:style-name="T62">Procedimiento</text:span>&gt; </text:p>
      <text:p text:style-name="P38">| &lt;sentencia_case&gt;</text:p>
      <text:p text:style-name="P17"/>
      <text:p text:style-name="P17"/>
      <text:p text:style-name="P17"><text:tab/><text:span text:style-name="T19">&lt;sentencia_asignacion&gt; ::= &lt;identificador&gt; = &lt;Expresion&gt;</text:span></text:p>
      <text:p text:style-name="P18"/>
      <text:p text:style-name="P18"><text:tab/>&lt;Expresion&gt; ::= ( Expresion )</text:p>
      <text:p text:style-name="P18"><text:tab/><text:tab/><text:tab/><text:tab/>| &lt;Op_unario&gt; &lt;Expresion&gt;</text:p>
      <text:p text:style-name="P18"><text:tab/><text:tab/><text:tab/><text:tab/>| &lt;Expresion&gt; &lt;Op_binario&gt; &lt;Expresion&gt;</text:p>
      <text:p text:style-name="P18"><text:tab/><text:tab/><text:tab/><text:tab/>| &lt;identificador&gt;</text:p>
      <text:p text:style-name="P18"><text:tab/><text:tab/><text:tab/><text:tab/>| &lt;Constante&gt;</text:p>
      <text:p text:style-name="P18"><text:tab/><text:tab/><text:tab/><text:tab/>| &lt;<text:span text:style-name="T63">Procedimiento</text:span>&gt; </text:p>
      <text:p text:style-name="P18"><text:tab/><text:tab/><text:tab/><text:tab/>| &lt;Agregados&gt;</text:p>
      <text:p text:style-name="P18"/>
      <text:p text:style-name="P18"><text:tab/>&lt;<text:span text:style-name="T62">Procedimiento</text:span>&gt; ::= &lt;identificador&gt; ([&lt;Lista_expresiones&gt;])</text:p>
      <text:p text:style-name="P18"/>
      <text:p text:style-name="P18"><text:tab/>&lt;Agregados&gt; ::= '<text:span text:style-name="T64">{</text:span>' {&lt;Lista_expresiones&gt;} '<text:span text:style-name="T64">}</text:span>'</text:p>
      <text:p text:style-name="P18"/>
      <text:p text:style-name="P18"><text:tab/>&lt;Lista_expresiones&gt; ::= &lt;Expresion&gt; </text:p>
      <text:p text:style-name="P18"><text:tab/><text:tab/><text:tab/><text:tab/><text:tab/>| &lt;Lista_expresiones&gt; , &lt;Expresion&gt;</text:p>
      <text:p text:style-name="P17"/>
      <text:p text:style-name="P17"/>
      <text:p text:style-name="P17"><text:tab/><text:span text:style-name="T19">&lt;sentencia_if&gt; ::= &lt;Alternativa_doble&gt;</text:span></text:p>
      <text:p text:style-name="P18"><text:tab/><text:tab/><text:tab/><text:tab/>| &lt;Alternativa_simple&gt;</text:p>
      <text:p text:style-name="P17"/>
      <text:p text:style-name="P17"><text:tab/><text:span text:style-name="T19">&lt;Alternativa_simple&gt; ::= </text:span><text:span text:style-name="T28">if</text:span><text:span text:style-name="T19"> &lt;Expresion&gt; </text:span><text:span text:style-name="T35">&lt;Sentencia&gt;</text:span></text:p>
      <text:p text:style-name="P17"><text:tab/></text:p>
      <text:p text:style-name="P17"><text:tab/><text:span text:style-name="T19">&lt;Alternativa_doble&gt; ::= </text:span><text:span text:style-name="T29">if</text:span><text:span text:style-name="T19"> &lt;Expresion&gt; </text:span><text:span text:style-name="T35">&lt;Sentencia&gt; </text:span><text:span text:style-name="T29">else</text:span><text:span text:style-name="T19"> &lt;Sentencia&gt;</text:span></text:p>
      <text:p text:style-name="P17"/>
      <text:p text:style-name="P17"/>
      <text:p text:style-name="P17"><text:tab/><text:span text:style-name="T19">&lt;sentencia_while&gt; ::= </text:span><text:span text:style-name="T30">while (</text:span><text:span text:style-name="T19"> &lt;Expresion&gt; </text:span><text:span text:style-name="T30">) </text:span><text:span text:style-name="T19">&lt;Sentencia&gt;</text:span></text:p>
      <text:p text:style-name="P18"/>
      <text:p text:style-name="P17"><text:soft-page-break/></text:p>
      <text:p text:style-name="P17"/>
      <text:p text:style-name="P17"><text:tab/><text:span text:style-name="T19">&lt;sentencia_entrada&gt; ::= &lt;nomb_entrada&gt; &lt;lista_variables&gt;</text:span></text:p>
      <text:p text:style-name="P18"/>
      <text:p text:style-name="P17"><text:span text:style-name="T19"><text:tab/>&lt;nomb_entrada&gt; ::= </text:span><text:span text:style-name="T31">read</text:span></text:p>
      <text:p text:style-name="P17"/>
      <text:p text:style-name="P17"><text:tab/><text:span text:style-name="T19">&lt;sentencia_salida&gt; ::= &lt;nomb_salida&gt; &lt;lista_expresiones_o_cadena&gt;</text:span></text:p>
      <text:p text:style-name="P17"><text:tab/></text:p>
      <text:p text:style-name="P17"><text:tab/><text:span text:style-name="T19">&lt;nomb_salida&gt; ::= </text:span><text:span text:style-name="T31">write</text:span></text:p>
      <text:p text:style-name="P18"/>
      <text:p text:style-name="P18"><text:tab/>&lt;lista_expresiones_o_cadenas&gt; ::= ( &lt;Expresion&gt; | &lt;cadena&gt; ) {,</text:p>
      <text:p text:style-name="P28">( &lt;Expresion&gt; | &lt;cadena&gt; )}</text:p>
      <text:p text:style-name="P17"><text:tab/></text:p>
      <text:p text:style-name="P17"><text:tab/><text:span text:style-name="T19">&lt;letra&gt; ::= a | … | z | A | … | Z</text:span></text:p>
      <text:p text:style-name="P18"/>
      <text:p text:style-name="P18"><text:tab/>&lt;digito&gt; ::= 0 | 1 | 2 | 3 | 4 | 5 | 6 | 7 | 8 | 9</text:p>
      <text:p text:style-name="P17"/>
      <text:p text:style-name="P17"><text:tab/><text:span text:style-name="T19">&lt;Constante&gt; ::= &lt;constante_entera&gt; </text:span></text:p>
      <text:p text:style-name="P27">| &lt;constante_real&gt;</text:p>
      <text:p text:style-name="P31">| &lt;constante_booleana&gt;</text:p>
      <text:p text:style-name="P31">| '&lt;caracter&gt;'</text:p>
      <text:p text:style-name="P17"/>
      <text:p text:style-name="P17"><text:tab/><text:span text:style-name="T19">&lt;signo&gt; ::= + | - |</text:span></text:p>
      <text:p text:style-name="P17"/>
      <text:p text:style-name="P17"><text:tab/><text:span text:style-name="T19">&lt;constante_entera&gt; ::= &lt;constante_entera&gt; &lt;digito&gt;</text:span></text:p>
      <text:p text:style-name="P18"><text:tab/><text:tab/><text:tab/><text:tab/><text:tab/>| &lt;digito&gt;</text:p>
      <text:p text:style-name="P17"/>
      <text:p text:style-name="P17"><text:tab/><text:span text:style-name="T19">&lt;contante_real&gt; ::= &lt;constante_entera&gt; . &lt;constante_entera&gt;</text:span></text:p>
      <text:p text:style-name="P18"><text:tab/><text:tab/><text:tab/><text:tab/><text:tab/>| &lt;constante_entera&gt; E &lt;signo&gt; &lt;constante_entera&gt;</text:p>
      <text:p text:style-name="P18"><text:tab/><text:tab/><text:tab/><text:tab/><text:tab/>| &lt;constante_entera&gt; . &lt;constante_entera&gt; E </text:p>
      <text:p text:style-name="P26">&lt;signo&gt; &lt;constante_entera&gt;</text:p>
      <text:p text:style-name="P17"/>
      <text:p text:style-name="P17"><text:tab/><text:span text:style-name="T19">&lt;constante_booleana&gt; ::= </text:span><text:span text:style-name="T33">true</text:span><text:span text:style-name="T19"> | </text:span><text:span text:style-name="T33">false</text:span></text:p>
      <text:p text:style-name="P18"/>
      <text:p text:style-name="P18"><text:tab/>&lt;cadena&gt; ::= “&lt;caracter&gt; {&lt;caracter&gt;} ”</text:p>
      <text:p text:style-name="P17"/>
      <text:p text:style-name="P17"><text:tab/><text:span text:style-name="T19">&lt;Op_unario&gt; ::= ! </text:span></text:p>
      <text:p text:style-name="P18"/>
      <text:p text:style-name="P17"><text:tab/><text:span text:style-name="T19">&lt;Op_binario&gt; ::= ** | + | - | * | / | &amp;&amp; | '||' | '</text:span><text:span text:style-name="T20">¬</text:span><text:span text:style-name="T19">|' | !=</text:span></text:p>
      <text:p text:style-name="P18"><text:tab/><text:tab/><text:tab/><text:tab/>| &lt; | &lt;= | &gt; | &gt;= | ==</text:p>
      <text:p text:style-name="P17"/>
      <text:p text:style-name="P17"><text:tab/></text:p>
      <text:p text:style-name="P98"><text:span text:style-name="T19">&lt;sentencia_case&gt; ::= </text:span><text:span text:style-name="T32">switch (</text:span><text:span text:style-name="T19"> &lt;identificador&gt; </text:span><text:span text:style-name="T32">)</text:span><text:span text:style-name="T34"> </text:span><text:span text:style-name="T19">&lt;caso&gt; </text:span><text:span text:style-name="T34">&lt;caso_por_defecto&gt;</text:span></text:p>
      <text:p text:style-name="P4"/>
      <text:p text:style-name="P4"><text:tab/><text:span text:style-name="T21">&lt;caso&gt; ::= </text:span><text:span text:style-name="T22">case </text:span><text:span text:style-name="T21">&lt;identificador&gt; : </text:span><text:span text:style-name="T22">&lt;Sentencia&gt; break ; &lt;caso&gt; |</text:span></text:p>
      <text:p text:style-name="P4"><text:span text:style-name="T22"/></text:p>
      <text:p text:style-name="P4"><text:span text:style-name="T22"><text:tab/></text:span><text:span text:style-name="T23">&lt;caso_por_defecto&gt; ::= default : &lt;Sentencia&gt; break ; |</text:span></text:p>
      <text:p text:style-name="P52"/>
      <text:p text:style-name="P4"/>
      <text:p text:style-name="P4"/>
      <text:p text:style-name="P4"/>
      <text:h text:style-name="Heading_20_1" text:outline-level="1">DEFINICIÓN DE LA SEMÁNTICA EN <text:soft-page-break/>LENGUAJE NATURAL</text:h>
      <text:p text:style-name="Text_20_body"/>
      <text:h text:style-name="Heading_20_2" text:outline-level="2">Estructura del programa</text:h>
      <text:p text:style-name="P4"/>
      <text:p text:style-name="P4">La estructura seguida en nuestro lenguaje es la misma que en <text:span text:style-name="T67">C</text:span>. La estructura general será una cabecera seguida de un bloque.</text:p>
      <text:p text:style-name="P4"/>
      <text:p text:style-name="P4">La <text:span text:style-name="T36">cabecera</text:span> comienza con la palabra reservada <text:span text:style-name="T39">main</text:span>. </text:p>
      <text:p text:style-name="P4">En el <text:span text:style-name="T38">bloque</text:span> estará definido el cuerpo del programa. Éste estará delimitado por el inicio del bloque “<text:span text:style-name="T68">{</text:span>” <text:s/>y fin del bloque “<text:span text:style-name="T68">}</text:span>”. El cuerpo del programa estará constituido por la declaración de variables, declaración de subprogramas y sentencias. A continuación se muestra un ejemplo de un programa.</text:p>
      <text:p text:style-name="P4">Debido a que este lenguaje ofrece sensibilidad, <text:span text:style-name="T68">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32">Estructura</text:p>
          </table:table-cell>
          <table:table-cell table:style-name="Tabla1.B1" office:value-type="string">
            <text:p text:style-name="P33"/>
          </table:table-cell>
          <table:table-cell table:style-name="Tabla1.A1" office:value-type="string">
            <text:p text:style-name="P33">Estructura</text:p>
          </table:table-cell>
        </table:table-row>
        <table:table-row table:style-name="Tabla1.2">
          <table:table-cell table:style-name="Tabla1.A2" office:value-type="string">
            <text:p text:style-name="P33"><text:span text:style-name="T40">MAIN</text:span> <text:span text:style-name="T68">{</text:span></text:p>
            <text:p text:style-name="P33">&lt;Declar_de_variables_locales&gt;</text:p>
            <text:p text:style-name="P33">&lt;Declar_de_subprogs&gt;</text:p>
            <text:p text:style-name="P33">&lt;Sentencias&gt;</text:p>
            <text:p text:style-name="P74"><text:span text:style-name="T68">}</text:span></text:p>
          </table:table-cell>
          <table:table-cell table:style-name="Tabla1.B1" office:value-type="string">
            <text:p text:style-name="P33"/>
          </table:table-cell>
          <table:table-cell table:style-name="Tabla1.A2" office:value-type="string">
            <text:p text:style-name="P33"><text:span text:style-name="T40">main</text:span> <text:span text:style-name="T68">{</text:span></text:p>
            <text:p text:style-name="P33">&lt;Declar_de_variables_locales&gt;</text:p>
            <text:p text:style-name="P33">&lt;Declar_de_subprogs&gt;</text:p>
            <text:p text:style-name="P33">&lt;Sentencias&gt;</text:p>
            <text:p text:style-name="P74"><text:span text:style-name="T68">}</text:span></text:p>
          </table:table-cell>
        </table:table-row>
      </table:table>
      <text:p text:style-name="P4"/>
      <text:p text:style-name="P4"/>
      <text:h text:style-name="Heading_20_2" text:outline-level="2">DECLARACIÓN DE VARIABLES</text:h>
      <text:p text:style-name="P4"/>
      <text:p text:style-name="P50">La declaración de variables está delimitada por las marcas “<text:span text:style-name="T41">begin_declare</text:span>” y “<text:span text:style-name="T41">end_declare</text:span>”. Cada declaración de variable estará constituida por la especificación de tipo de dato <text:span text:style-name="T69">al principio de la de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42">int</text:span> , <text:span text:style-name="T42">double</text:span> , <text:span text:style-name="T42">bool</text:span> , <text:span text:style-name="T42">char</text:span> .</text:p>
      <text:p text:style-name="P4">También se pueden definir <text:span text:style-name="T70">arrays 1D y 2D</text:span> de los tipos anteriormente citados : <text:span text:style-name="T42">int [n]</text:span><text:span text:style-name="T50">,</text:span><text:span text:style-name="T42"> int [n,m]</text:span><text:span text:style-name="T38">,</text:span> <text:span text:style-name="T42">double [n]</text:span><text:span text:style-name="T50">,</text:span><text:span text:style-name="T42"> double [n,m]</text:span> , <text:span text:style-name="T42">bool [n]</text:span><text:span text:style-name="T50">, </text:span><text:span text:style-name="T42">bool [n,m]</text:span> , <text:span text:style-name="T42">char [n]</text:span><text:span text:style-name="T50">,</text:span><text:span text:style-name="T42"> char [n,m]</text:span> .</text:p>
      <text:p text:style-name="P4"/>
      <text:p text:style-name="P4">Para que los <text:span text:style-name="T38">identificadores</text:span> sean válidos deben comenzar con una letra y pueden estar seguidos de letras, dígitos o un “_”.</text:p>
      <text:p text:style-name="P4"><text:soft-page-break/></text:p>
      <text:p text:style-name="P51">Debido a que este lenguaje ofrece sensibilidad, <text:span text:style-name="T68">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32">Ejemplo de declaración de variables</text:p>
          </table:table-cell>
          <table:table-cell table:style-name="Tabla2.B1" office:value-type="string">
            <text:p text:style-name="P33"/>
          </table:table-cell>
          <table:table-cell table:style-name="Tabla2.A1" office:value-type="string">
            <text:p text:style-name="P33">Ejemplo de declaración de variables</text:p>
          </table:table-cell>
        </table:table-row>
        <table:table-row table:style-name="Tabla2.2">
          <table:table-cell table:style-name="Tabla2.A2" office:value-type="string">
            <text:p text:style-name="P75"><text:span text:style-name="T70">BEGIN_DECLARE</text:span></text:p>
            <text:p text:style-name="P33"><text:span text:style-name="T42">INT </text:span>a_1 , A_2 , tres ;</text:p>
            <text:p text:style-name="P33"><text:span text:style-name="T42">CHAR</text:span><text:span text:style-name="T70"> </text:span>id1 ;</text:p>
            <text:p text:style-name="P33"><text:span text:style-name="T42">Bool </text:span><text:span text:style-name="T70">array</text:span>1<text:span text:style-name="T70">[3]</text:span> , <text:span text:style-name="T70">array</text:span>2<text:span text:style-name="T70">[2,2]</text:span> ;</text:p>
            <text:p text:style-name="P33"/>
            <text:p text:style-name="P75"><text:span text:style-name="T70">END_DECLARE</text:span></text:p>
          </table:table-cell>
          <table:table-cell table:style-name="Tabla2.B1" office:value-type="string">
            <text:p text:style-name="P33"/>
          </table:table-cell>
          <table:table-cell table:style-name="Tabla2.A2" office:value-type="string">
            <text:p text:style-name="P75"><text:span text:style-name="T70">begin_declare</text:span></text:p>
            <text:p text:style-name="P73"><text:span text:style-name="T43">bool</text:span><text:span text:style-name="T71"> b1[2,2], b2[3] ;</text:span></text:p>
            <text:p text:style-name="P33"><text:span text:style-name="T42">double</text:span><text:span text:style-name="T70"> </text:span>id1 ;</text:p>
            <text:p text:style-name="P33"><text:span text:style-name="T42">int</text:span><text:span text:style-name="T70"> </text:span>id2 ;</text:p>
            <text:p text:style-name="P33"/>
            <text:p text:style-name="P75"><text:span text:style-name="T70">end_declare</text:span></text:p>
          </table:table-cell>
        </table:table-row>
      </table:table>
      <text:p text:style-name="P10"/>
      <text:p text:style-name="P10"/>
      <text:p text:style-name="P10">Las variables definidas en el bloque del programa principal tendrán su ámbito en todo el bloque del programa principal, incluidos los subprogramas definidos en dicho bloque.</text:p>
      <text:p text:style-name="P10"/>
      <text:p text:style-name="P10"/>
      <text:h text:style-name="Heading_20_2" text:outline-level="2">DECLARACIÓN DE SUBPROGRAMAS : <text:span text:style-name="T72">PROCEDIMIENTOS</text:span></text:h>
      <text:p text:style-name="P10"/>
      <text:p text:style-name="P10">Se pueden declarar varios subprogramas dentro del bloque del programa . En nuestro caso, <text:s/>los subprogramas serán <text:span text:style-name="T73">procedimientos</text:span>, por lo que <text:span text:style-name="T73">no </text:span>dev<text:span text:style-name="T73">olverán</text:span> <text:span text:style-name="T73">ningún</text:span> dato.</text:p>
      <text:p text:style-name="P10"/>
      <text:p text:style-name="P88">La cabecera del subprograma se define con la palabra reservada <text:span text:style-name="T44">void</text:span> , el i<text:span text:style-name="T38">dentificador del subprograma</text:span> que es lo que le da nombre al subprograma, <text:span text:style-name="T38">entre paréntesis</text:span> se puede definir opcionalmente una <text:span text:style-name="T38">lista de argumentos</text:span> siguiendo la estructura de <text:span text:style-name="T73">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0"/>
      <text:p text:style-name="P10"/>
      <table:table table:name="Tabla3" table:style-name="Tabla3">
        <table:table-column table:style-name="Tabla3.A"/>
        <table:table-row>
          <table:table-cell table:style-name="Tabla3.A1" office:value-type="string">
            <text:p text:style-name="P32">Ejemplo de declaración de función</text:p>
          </table:table-cell>
        </table:table-row>
        <table:table-row table:style-name="Tabla3.2">
          <table:table-cell table:style-name="Tabla3.A2" office:value-type="string">
            <text:p text:style-name="P35"><text:span text:style-name="T74">void</text:span> <text:span text:style-name="T49">u</text:span><text:span text:style-name="T51">n_procedimiento</text:span><text:span text:style-name="T49"> ( </text:span><text:span text:style-name="T51">int </text:span><text:span text:style-name="T49">arg1,</text:span><text:span text:style-name="T51">int </text:span><text:span text:style-name="T49">arg2,</text:span><text:span text:style-name="T51">char</text:span><text:span text:style-name="T49"> arg_c, </text:span><text:span text:style-name="T51">double [2,2]</text:span><text:span text:style-name="T49">)</text:span></text:p>
            <text:p text:style-name="P76"><text:span text:style-name="T74">{</text:span></text:p>
            <text:p text:style-name="P36"/>
            <text:p text:style-name="P36">&lt;Declar_de_variables_locales&gt;</text:p>
            <text:p text:style-name="P36">&lt;Declar_de_subprogs&gt;</text:p>
            <text:p text:style-name="P36">&lt;Sentencias&gt;</text:p>
            <text:p text:style-name="P36"/>
            <text:p text:style-name="P76"><text:span text:style-name="T74">}</text:span></text:p>
          </table:table-cell>
        </table:table-row>
      </table:table>
      <text:p text:style-name="P10"/>
      <text:p text:style-name="P10">El bloque del subprograma tendrá la misma estructura que el bloque del programa principal. Las variables definidas en el bloque de un subprograma tendrán su ámbito sólo dentro de éste <text:soft-page-break/>subprograma.</text:p>
      <text:p text:style-name="P10"/>
      <text:p text:style-name="P10"/>
      <text:h text:style-name="Heading_20_2" text:outline-level="2">SENTENCIAS</text:h>
      <text:p text:style-name="P10"/>
      <text:p text:style-name="P10">El conjunto de sentencias que soporta el lenguaje está formado por sentencias de asignación, if , while , de entrada <text:span text:style-name="T75">(read</text:span>) , de salida (<text:span text:style-name="T75">write</text:span>) , case. A continuación se comenta con más detalle cada una de ellas.</text:p>
      <text:p text:style-name="P10"/>
      <text:p text:style-name="P10">Las <text:span text:style-name="T38">sentencias de asignación</text:span> vienen dadas por un identificador de una variable, el símbolo <text:span text:style-name="T38">“=”</text:span> y un valor dado por una expresión. El tipo de dato del valor asignado debe coincidir con el tipo de dato de la variable.</text:p>
      <text:p text:style-name="P10"/>
      <text:p text:style-name="P10">La <text:span text:style-name="T38">sentencia if</text:span> comienza por “<text:span text:style-name="T45">if”</text:span> continuada de una &lt;Expresion&gt;, de inmediato <text:s/><text:span text:style-name="T83">&lt;Sentencia&gt; y opcionalmente la palabra reservada </text:span><text:span text:style-name="T38">“</text:span><text:span text:style-name="T45">else</text:span><text:span text:style-name="T38">”</text:span> ,seguida de una estructura de tipo &lt;Sentencia&gt;. &lt;Expresion&gt; debe ser de <text:span text:style-name="T38">tipo bool</text:span>. &lt;Sentencia&gt; puede ser una sola sentencia o un bloque que a su vez contiene varias sentencias (encerradas entre <text:span text:style-name="T76">llaves</text:span>).</text:p>
      <text:p text:style-name="P10"/>
      <text:p text:style-name="P10">La <text:span text:style-name="T38">sentencia while</text:span> tiene como estructura : comienza por <text:span text:style-name="T46">while ( </text:span>&lt;Expresion&gt; <text:span text:style-name="T46">)</text:span> y por último viene una estructura de tipo &lt;Sentencia&gt;. Al igual que en las sentencias if, &lt;Expresion&gt; debe de ser de <text:span text:style-name="T38">tipo bool</text:span> y lo mismo ocurre con lo dicho con anterioridad sobre &lt;Sentencia&gt;.</text:p>
      <text:p text:style-name="P10"/>
      <text:p text:style-name="P10">La <text:span text:style-name="T38">sentencia de entrada</text:span> viene dada por la palabra reservada <text:span text:style-name="T46">read</text:span> y una lista de identificadores de variables en la que se almacenará la información leída desde teclado.</text:p>
      <text:p text:style-name="P10"/>
      <text:p text:style-name="P10">La <text:span text:style-name="T38">sentencia de salida</text:span> viene dada por la palabra reservada <text:span text:style-name="T46">write</text:span> y entre paréntesis una expresión o cadena o lista de expresiones o cadenas cuyo valor se imprimirá por pantalla.</text:p>
      <text:p text:style-name="P10"/>
      <text:p text:style-name="P10">La <text:span text:style-name="T38">sentencia case</text:span> sigue la siguiente estructura <text:s/>:</text:p>
      <text:p text:style-name="P10"/>
      <text:list xml:id="list7914463207325533962" text:style-name="L12">
        <text:list-item>
          <text:p text:style-name="P84"><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87"/>
        </text:list-item>
        <text:list-item>
          <text:p text:style-name="P85">De la misma forma que en “if” y en “while”, &lt;Sentencia&gt; puede ser una sola sentencia o un bloque que contenga varias sentencias entre las palabras reservadas de principio y fin de bloque.</text:p>
          <text:p text:style-name="P87"/>
        </text:list-item>
        <text:list-item>
          <text:p text:style-name="P83"><text:span text:style-name="T3">Este tipo de sentencia puede seguir la estructura de llevar una sola bifurcación explicada antes o una lista de estas bifurcaciones con la estructura dicha previamente.</text:span></text:p>
        </text:list-item>
      </text:list>
      <text:p text:style-name="P10"/>
      <text:p text:style-name="P10"/>
      <text:p text:style-name="P10"/>
      <text:list xml:id="list1330791061" text:continue-numbering="true" text:style-name="L12">
        <text:list-item>
          <text:p text:style-name="P83"><text:span text:style-name="T3">Tenemos otra opción en la estructura de las sentencias de tipo case, esta es la mencionada antes pero añadiéndole una bifurcación llamada por defecto la cual se indica con la </text:span><text:soft-page-break/><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41"/>
      <text:p text:style-name="P41"/>
      <text:h text:style-name="Heading_20_2" text:outline-level="2">EXPRESIONES</text:h>
      <text:p text:style-name="P10"/>
      <text:p text:style-name="P10">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0"/>
      <text:p text:style-name="P10">Las posibles <text:span text:style-name="T38">constantes</text:span> en el lenguaje serán <text:span text:style-name="T38">enteras</text:span>, <text:span text:style-name="T38">reales</text:span>, <text:span text:style-name="T38">lógicas</text:span> (<text:span text:style-name="T77">true</text:span> o <text:span text:style-name="T77">false</text:span>), <text:span text:style-name="T38">cadenas de caracteres</text:span> (secuencia de caracteres entre comillas dobles), <text:span text:style-name="T38">carácter</text:span> (carácter entre comillas simple) y <text:span text:style-name="T47">array</text:span><text:span text:style-name="T38"> constante</text:span> (<text:span text:style-name="T77">array1D y 2D</text:span> de constante anteriores separadas por comas y entre <text:span text:style-name="T77">llaves</text:span>).</text:p>
      <text:p text:style-name="P10"/>
      <text:p text:style-name="P10">Las <text:span text:style-name="T38">llamadas a </text:span><text:span text:style-name="T48">procedimientos</text:span> se identifican por medio de<text:span text:style-name="T78">l identificador del procedimiento </text:span>entre paréntesis de forma opcional una expresión o lista de expresiones.</text:p>
      <text:p text:style-name="P10"/>
      <text:p text:style-name="P10"/>
      <text:h text:style-name="Heading_20_1" text:outline-level="1">IDENTIFICACIÓN DE LOS TOKENS CON EL MÁXIMO NIVEL DE ABSTRACCIÓN</text:h>
      <text:p text:style-name="P10"/>
      <text:p text:style-name="P10"/>
      <text:p text:style-name="P10">Identificaremos las palabras reservadas para después agrupar todas las que tengan un mismo significado sintáctico.</text:p>
      <text:p text:style-name="P10"/>
      <text:p text:style-name="P10"/>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34">Token</text:p>
          </table:table-cell>
          <table:table-cell table:style-name="Tabla11.A1" office:value-type="string">
            <text:p text:style-name="P34">Identificador</text:p>
          </table:table-cell>
          <table:table-cell table:style-name="Tabla11.A1" office:value-type="string">
            <text:p text:style-name="P34">Atributos</text:p>
          </table:table-cell>
          <table:table-cell table:style-name="Tabla11.A1" office:value-type="string">
            <text:p text:style-name="P34">Patrón / Expresión regular</text:p>
          </table:table-cell>
        </table:table-row>
        <table:table-row table:style-name="Tabla11.2">
          <table:table-cell table:style-name="Tabla11.A2" office:value-type="string">
            <text:p text:style-name="P62"><text:span text:style-name="T79">MAIN</text:span></text:p>
          </table:table-cell>
          <table:table-cell table:style-name="Tabla11.B2" office:value-type="float" office:value="260">
            <text:p text:style-name="P37">260</text:p>
          </table:table-cell>
          <table:table-cell table:style-name="Tabla11.C2">
            <text:p text:style-name="P37"/>
          </table:table-cell>
          <table:table-cell table:style-name="Tabla11.A2" office:value-type="string">
            <text:p text:style-name="P37">“<text:span text:style-name="T79">main</text:span>”</text:p>
          </table:table-cell>
        </table:table-row>
        <table:table-row table:style-name="Tabla11.2">
          <table:table-cell table:style-name="Tabla11.A2" office:value-type="string">
            <text:p text:style-name="P37">INICIO</text:p>
          </table:table-cell>
          <table:table-cell table:style-name="Tabla11.B2" office:value-type="float" office:value="261">
            <text:p text:style-name="P37">261</text:p>
          </table:table-cell>
          <table:table-cell table:style-name="Tabla11.C2">
            <text:p text:style-name="P37"/>
          </table:table-cell>
          <table:table-cell table:style-name="Tabla11.A2" office:value-type="string">
            <text:p text:style-name="P37">“<text:span text:style-name="T79">{</text:span>”</text:p>
          </table:table-cell>
        </table:table-row>
        <table:table-row table:style-name="Tabla11.2">
          <table:table-cell table:style-name="Tabla11.A2" office:value-type="string">
            <text:p text:style-name="P37">FINBLO</text:p>
          </table:table-cell>
          <table:table-cell table:style-name="Tabla11.B2" office:value-type="float" office:value="262">
            <text:p text:style-name="P37">262</text:p>
          </table:table-cell>
          <table:table-cell table:style-name="Tabla11.C2">
            <text:p text:style-name="P37"/>
          </table:table-cell>
          <table:table-cell table:style-name="Tabla11.A2" office:value-type="string">
            <text:p text:style-name="P37">“<text:span text:style-name="T79">}</text:span>”</text:p>
          </table:table-cell>
        </table:table-row>
        <table:table-row table:style-name="Tabla11.2">
          <table:table-cell table:style-name="Tabla11.A2" office:value-type="string">
            <text:p text:style-name="P37">INICIOV</text:p>
          </table:table-cell>
          <table:table-cell table:style-name="Tabla11.B2" office:value-type="float" office:value="263">
            <text:p text:style-name="P37">263</text:p>
          </table:table-cell>
          <table:table-cell table:style-name="Tabla11.C2">
            <text:p text:style-name="P37"/>
          </table:table-cell>
          <table:table-cell table:style-name="Tabla11.A2" office:value-type="string">
            <text:p text:style-name="P37">“<text:span text:style-name="T79">begin_declare</text:span>”</text:p>
          </table:table-cell>
        </table:table-row>
        <table:table-row table:style-name="Tabla11.2">
          <table:table-cell table:style-name="Tabla11.A2" office:value-type="string">
            <text:p text:style-name="P37">FINV</text:p>
          </table:table-cell>
          <table:table-cell table:style-name="Tabla11.B2" office:value-type="float" office:value="264">
            <text:p text:style-name="P37">264</text:p>
          </table:table-cell>
          <table:table-cell table:style-name="Tabla11.C2">
            <text:p text:style-name="P37"/>
          </table:table-cell>
          <table:table-cell table:style-name="Tabla11.A2" office:value-type="string">
            <text:p text:style-name="P37">“<text:span text:style-name="T79">end_declare</text:span>”</text:p>
          </table:table-cell>
        </table:table-row>
        <table:table-row table:style-name="Tabla11.2">
          <table:table-cell table:style-name="Tabla11.A2" office:value-type="string">
            <text:p text:style-name="P37">PYC</text:p>
          </table:table-cell>
          <table:table-cell table:style-name="Tabla11.B2" office:value-type="float" office:value="265">
            <text:p text:style-name="P37">265</text:p>
          </table:table-cell>
          <table:table-cell table:style-name="Tabla11.C2">
            <text:p text:style-name="P37"/>
          </table:table-cell>
          <table:table-cell table:style-name="Tabla11.A2" office:value-type="string">
            <text:p text:style-name="P37">“;”</text:p>
          </table:table-cell>
        </table:table-row>
        <table:table-row table:style-name="Tabla11.2">
          <table:table-cell table:style-name="Tabla11.A2" office:value-type="string">
            <text:p text:style-name="P37">COMA</text:p>
          </table:table-cell>
          <table:table-cell table:style-name="Tabla11.B2" office:value-type="float" office:value="266">
            <text:p text:style-name="P37">266</text:p>
          </table:table-cell>
          <table:table-cell table:style-name="Tabla11.C2">
            <text:p text:style-name="P37"/>
          </table:table-cell>
          <table:table-cell table:style-name="Tabla11.A2" office:value-type="string">
            <text:p text:style-name="P37">“,”</text:p>
          </table:table-cell>
        </table:table-row>
        <table:table-row table:style-name="Tabla11.2">
          <table:table-cell table:style-name="Tabla11.A2" office:value-type="string">
            <text:p text:style-name="P37">TIPOSIMPLE</text:p>
          </table:table-cell>
          <table:table-cell table:style-name="Tabla11.A2" office:value-type="string">
            <text:p text:style-name="P37">26<text:span text:style-name="T85">7</text:span></text:p>
          </table:table-cell>
          <table:table-cell table:style-name="Tabla11.C2" office:value-type="float" office:value="0">
            <text:p text:style-name="P37">1 : int 2 : double </text:p>
            <text:p text:style-name="P37">3 : bool 4 : c<text:span text:style-name="T80">har</text:span></text:p>
          </table:table-cell>
          <table:table-cell table:style-name="Tabla11.A2" office:value-type="string">
            <text:p text:style-name="P63">“<text:span text:style-name="T80">int</text:span>” | “<text:span text:style-name="T80">double</text:span>” | </text:p>
            <text:p text:style-name="P63">“<text:span text:style-name="T80">bool</text:span>” | “<text:span text:style-name="T80">char</text:span>”</text:p>
          </table:table-cell>
        </table:table-row>
        <table:table-row table:style-name="Tabla11.2">
          <table:table-cell table:style-name="Tabla11.A2" office:value-type="string">
            <text:p text:style-name="P64"><text:span text:style-name="T81">PROCED</text:span></text:p>
          </table:table-cell>
          <table:table-cell table:style-name="Tabla11.A2" office:value-type="string">
            <text:p text:style-name="P37">2<text:span text:style-name="T85">68</text:span></text:p>
          </table:table-cell>
          <table:table-cell table:style-name="Tabla11.C2">
            <text:p text:style-name="P37"/>
          </table:table-cell>
          <table:table-cell table:style-name="Tabla11.A2" office:value-type="string">
            <text:p text:style-name="P37">“<text:span text:style-name="T81">void</text:span>”</text:p>
          </table:table-cell>
        </table:table-row>
        <table:table-row table:style-name="Tabla11.2">
          <table:table-cell table:style-name="Tabla11.A11" office:value-type="string">
            <text:p text:style-name="P37">CORIZ</text:p>
          </table:table-cell>
          <table:table-cell table:style-name="Tabla11.B11" office:value-type="string">
            <text:p text:style-name="P37">2<text:span text:style-name="T85">69</text:span></text:p>
          </table:table-cell>
          <table:table-cell table:style-name="Tabla11.C11">
            <text:p text:style-name="P37"/>
          </table:table-cell>
          <table:table-cell table:style-name="Tabla11.D11" office:value-type="string">
            <text:p text:style-name="P37">“[”</text:p>
          </table:table-cell>
        </table:table-row>
      </table:table>
      <text:p text:style-name="P10"><text:soft-page-break/></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4">Token</text:p>
          </table:table-cell>
          <table:table-cell table:style-name="Tabla12.A1" office:value-type="string">
            <text:p text:style-name="P34">Identificador</text:p>
          </table:table-cell>
          <table:table-cell table:style-name="Tabla12.A1" office:value-type="string">
            <text:p text:style-name="P34">Atributos</text:p>
          </table:table-cell>
          <table:table-cell table:style-name="Tabla12.A1" office:value-type="string">
            <text:p text:style-name="P34">Patrón / Expresión regular</text:p>
          </table:table-cell>
        </table:table-row>
        <table:table-row table:style-name="Tabla12.2">
          <table:table-cell table:style-name="Tabla12.A2" office:value-type="string">
            <text:p text:style-name="P37">CORDER</text:p>
          </table:table-cell>
          <table:table-cell table:style-name="Tabla12.B2" office:value-type="float" office:value="273">
            <text:p text:style-name="P37">27<text:span text:style-name="T85">0</text:span></text:p>
          </table:table-cell>
          <table:table-cell table:style-name="Tabla12.C2">
            <text:p text:style-name="P37"/>
          </table:table-cell>
          <table:table-cell table:style-name="Tabla12.A2" office:value-type="string">
            <text:p text:style-name="P37">“]”</text:p>
          </table:table-cell>
        </table:table-row>
        <table:table-row table:style-name="Tabla12.2">
          <table:table-cell table:style-name="Tabla12.A2" office:value-type="string">
            <text:p text:style-name="P37">ASIG</text:p>
          </table:table-cell>
          <table:table-cell table:style-name="Tabla12.A2" office:value-type="string">
            <text:p text:style-name="P37">27<text:span text:style-name="T86">1</text:span></text:p>
          </table:table-cell>
          <table:table-cell table:style-name="Tabla12.C2">
            <text:p text:style-name="P37"/>
          </table:table-cell>
          <table:table-cell table:style-name="Tabla12.A2" office:value-type="string">
            <text:p text:style-name="P37">“=”</text:p>
          </table:table-cell>
        </table:table-row>
        <table:table-row table:style-name="Tabla12.2">
          <table:table-cell table:style-name="Tabla12.A2" office:value-type="string">
            <text:p text:style-name="P65"><text:span text:style-name="T82">IF</text:span></text:p>
          </table:table-cell>
          <table:table-cell table:style-name="Tabla12.A2" office:value-type="string">
            <text:p text:style-name="P37">27<text:span text:style-name="T86">2</text:span></text:p>
          </table:table-cell>
          <table:table-cell table:style-name="Tabla12.C2">
            <text:p text:style-name="P37"/>
          </table:table-cell>
          <table:table-cell table:style-name="Tabla12.A2" office:value-type="string">
            <text:p text:style-name="P37">“<text:span text:style-name="T82">if</text:span>”</text:p>
          </table:table-cell>
        </table:table-row>
        <table:table-row table:style-name="Tabla12.2">
          <table:table-cell table:style-name="Tabla12.A2" office:value-type="string">
            <text:p text:style-name="P37">E<text:span text:style-name="T82">LSE</text:span></text:p>
          </table:table-cell>
          <table:table-cell table:style-name="Tabla12.A2" office:value-type="string">
            <text:p text:style-name="P37">27<text:span text:style-name="T86">3</text:span></text:p>
          </table:table-cell>
          <table:table-cell table:style-name="Tabla12.C2">
            <text:p text:style-name="P37"/>
          </table:table-cell>
          <table:table-cell table:style-name="Tabla12.A2" office:value-type="string">
            <text:p text:style-name="P37">“<text:span text:style-name="T84">else</text:span>”</text:p>
          </table:table-cell>
        </table:table-row>
        <table:table-row table:style-name="Tabla12.2">
          <table:table-cell table:style-name="Tabla12.A2" office:value-type="string">
            <text:p text:style-name="P66"><text:span text:style-name="T84">WHILE</text:span></text:p>
          </table:table-cell>
          <table:table-cell table:style-name="Tabla12.A2" office:value-type="string">
            <text:p text:style-name="P37">27<text:span text:style-name="T86">4</text:span></text:p>
          </table:table-cell>
          <table:table-cell table:style-name="Tabla12.C2">
            <text:p text:style-name="P37"/>
          </table:table-cell>
          <table:table-cell table:style-name="Tabla12.A2" office:value-type="string">
            <text:p text:style-name="P37">“<text:span text:style-name="T84">while</text:span>”</text:p>
          </table:table-cell>
        </table:table-row>
        <table:table-row table:style-name="Tabla12.2">
          <table:table-cell table:style-name="Tabla12.A2" office:value-type="string">
            <text:p text:style-name="P66"><text:span text:style-name="T84">READ</text:span></text:p>
          </table:table-cell>
          <table:table-cell table:style-name="Tabla12.A2" office:value-type="string">
            <text:p text:style-name="P37">2<text:span text:style-name="T86">75</text:span></text:p>
          </table:table-cell>
          <table:table-cell table:style-name="Tabla12.C2">
            <text:p text:style-name="P37"/>
          </table:table-cell>
          <table:table-cell table:style-name="Tabla12.A2" office:value-type="string">
            <text:p text:style-name="P37">“<text:span text:style-name="T84">read</text:span>”</text:p>
          </table:table-cell>
        </table:table-row>
        <table:table-row table:style-name="Tabla12.2">
          <table:table-cell table:style-name="Tabla12.A2" office:value-type="string">
            <text:p text:style-name="P66"><text:span text:style-name="T84">WRITE</text:span></text:p>
          </table:table-cell>
          <table:table-cell table:style-name="Tabla12.A2" office:value-type="string">
            <text:p text:style-name="P37">2<text:span text:style-name="T86">76</text:span></text:p>
          </table:table-cell>
          <table:table-cell table:style-name="Tabla12.C2">
            <text:p text:style-name="P37"/>
          </table:table-cell>
          <table:table-cell table:style-name="Tabla12.A2" office:value-type="string">
            <text:p text:style-name="P37">“<text:span text:style-name="T84">write</text:span>”</text:p>
          </table:table-cell>
        </table:table-row>
        <table:table-row table:style-name="Tabla12.2">
          <table:table-cell table:style-name="Tabla12.A2" office:value-type="string">
            <text:p text:style-name="P37">CONSTANTE</text:p>
          </table:table-cell>
          <table:table-cell table:style-name="Tabla12.A2" office:value-type="string">
            <text:p text:style-name="P37">2<text:span text:style-name="T86">77</text:span></text:p>
          </table:table-cell>
          <table:table-cell table:style-name="Tabla12.C2" office:value-type="float" office:value="0">
            <text:p text:style-name="P37">1: [0-9]+ 2: [0-9]+.[0-9]* 3: [0-9]+”E+”[0-9] + </text:p>
            <text:p text:style-name="P37">4: [0-9]+”E-”[0-9]+</text:p>
            <text:p text:style-name="P37">5: [0-9]+.[0-9] “E+”[0-9] +</text:p>
            <text:p text:style-name="P37">6: [0-9]+.[0-9] “E-”[0-9] +</text:p>
            <text:p text:style-name="P37">7: “ ' ”[^“ ' ”]“ ' ”</text:p>
            <text:p text:style-name="P37">8: <text:span text:style-name="T84">true</text:span> 9: fals<text:span text:style-name="T84">e</text:span></text:p>
          </table:table-cell>
          <table:table-cell table:style-name="Tabla12.A2" office:value-type="string">
            <text:p text:style-name="P37">[0-9]+ | [0-9]+.[0-9]*</text:p>
            <text:p text:style-name="P37"><text:s/>| [0-9]+”E+”[0-9] +</text:p>
            <text:p text:style-name="P37">| [0-9]+”E-”[0-9]+ </text:p>
            <text:p text:style-name="P37">| [0-9]+.[0-9] “E+”[0-9] +</text:p>
            <text:p text:style-name="P37">| [0-9]+.[0-9] “E-”[0-9] +</text:p>
            <text:p text:style-name="P37">| “ ' ”[^“ ' ”]“ ' ” </text:p>
            <text:p text:style-name="P37">| “<text:span text:style-name="T84">true</text:span>” </text:p>
            <text:p text:style-name="P37">| “<text:span text:style-name="T84">false</text:span>”</text:p>
          </table:table-cell>
        </table:table-row>
        <table:table-row table:style-name="Tabla12.2">
          <table:table-cell table:style-name="Tabla12.A2" office:value-type="string">
            <text:p text:style-name="P37">CADENA</text:p>
          </table:table-cell>
          <table:table-cell table:style-name="Tabla12.A2" office:value-type="string">
            <text:p text:style-name="P37">2<text:span text:style-name="T86">78</text:span></text:p>
          </table:table-cell>
          <table:table-cell table:style-name="Tabla12.C2">
            <text:p text:style-name="P37"/>
          </table:table-cell>
          <table:table-cell table:style-name="Tabla12.A2" office:value-type="string">
            <text:p text:style-name="P37">\“[^\”]+\”</text:p>
          </table:table-cell>
        </table:table-row>
        <table:table-row table:style-name="Tabla12.2">
          <table:table-cell table:style-name="Tabla12.A2" office:value-type="string">
            <text:p text:style-name="P37">IDENTIFICA</text:p>
          </table:table-cell>
          <table:table-cell table:style-name="Tabla12.A2" office:value-type="string">
            <text:p text:style-name="P37">2<text:span text:style-name="T87">79</text:span></text:p>
          </table:table-cell>
          <table:table-cell table:style-name="Tabla12.C2">
            <text:p text:style-name="P37"/>
          </table:table-cell>
          <table:table-cell table:style-name="Tabla12.A2" office:value-type="string">
            <text:p text:style-name="P37">[a-zA-Z]</text:p>
            <text:p text:style-name="P37">([a-zA-Z] | [0-9] | “_”)*</text:p>
          </table:table-cell>
        </table:table-row>
        <table:table-row table:style-name="Tabla12.2">
          <table:table-cell table:style-name="Tabla12.A2" office:value-type="string">
            <text:p text:style-name="P67"><text:span text:style-name="T85">SWITCH</text:span></text:p>
          </table:table-cell>
          <table:table-cell table:style-name="Tabla12.A2" office:value-type="string">
            <text:p text:style-name="P37">2<text:span text:style-name="T87">80</text:span></text:p>
          </table:table-cell>
          <table:table-cell table:style-name="Tabla12.C2">
            <text:p text:style-name="P37"/>
          </table:table-cell>
          <table:table-cell table:style-name="Tabla12.A2" office:value-type="string">
            <text:p text:style-name="P37">“<text:span text:style-name="T85">switch</text:span>”</text:p>
          </table:table-cell>
        </table:table-row>
        <table:table-row table:style-name="Tabla12.2">
          <table:table-cell table:style-name="Tabla12.A2" office:value-type="string">
            <text:p text:style-name="P67"><text:span text:style-name="T85">CASE</text:span></text:p>
          </table:table-cell>
          <table:table-cell table:style-name="Tabla12.A2" office:value-type="string">
            <text:p text:style-name="P37">28<text:span text:style-name="T87">1</text:span></text:p>
          </table:table-cell>
          <table:table-cell table:style-name="Tabla12.C2">
            <text:p text:style-name="P37"/>
          </table:table-cell>
          <table:table-cell table:style-name="Tabla12.A2" office:value-type="string">
            <text:p text:style-name="P37">“<text:span text:style-name="T85">case</text:span>”</text:p>
          </table:table-cell>
        </table:table-row>
        <table:table-row table:style-name="Tabla12.2">
          <table:table-cell table:style-name="Tabla12.A2" office:value-type="string">
            <text:p text:style-name="P68"><text:span text:style-name="T87">DEFAULT</text:span></text:p>
          </table:table-cell>
          <table:table-cell table:style-name="Tabla12.A2" office:value-type="string">
            <text:p text:style-name="P68"><text:span text:style-name="T87">282</text:span></text:p>
          </table:table-cell>
          <table:table-cell table:style-name="Tabla12.C2">
            <text:p text:style-name="P37"/>
          </table:table-cell>
          <table:table-cell table:style-name="Tabla12.A2" office:value-type="string">
            <text:p text:style-name="P37">“<text:span text:style-name="T87">default</text:span>”</text:p>
          </table:table-cell>
        </table:table-row>
        <table:table-row table:style-name="Tabla12.2">
          <table:table-cell table:style-name="Tabla12.A2" office:value-type="string">
            <text:p text:style-name="P68"><text:span text:style-name="T87">DOSP</text:span></text:p>
          </table:table-cell>
          <table:table-cell table:style-name="Tabla12.A2" office:value-type="string">
            <text:p text:style-name="P68"><text:span text:style-name="T87">283</text:span></text:p>
          </table:table-cell>
          <table:table-cell table:style-name="Tabla12.C2">
            <text:p text:style-name="P37"/>
          </table:table-cell>
          <table:table-cell table:style-name="Tabla12.A2" office:value-type="string">
            <text:p text:style-name="P37">“:”</text:p>
          </table:table-cell>
        </table:table-row>
        <table:table-row table:style-name="Tabla12.2">
          <table:table-cell table:style-name="Tabla12.A2" office:value-type="string">
            <text:p text:style-name="P37">OPU</text:p>
          </table:table-cell>
          <table:table-cell table:style-name="Tabla12.A2" office:value-type="string">
            <text:p text:style-name="P37">28<text:span text:style-name="T87">4</text:span></text:p>
          </table:table-cell>
          <table:table-cell table:style-name="Tabla12.C2">
            <text:p text:style-name="P37"/>
          </table:table-cell>
          <table:table-cell table:style-name="Tabla12.A2" office:value-type="string">
            <text:p text:style-name="P37">“!”</text:p>
          </table:table-cell>
        </table:table-row>
        <table:table-row table:style-name="Tabla12.2">
          <table:table-cell table:style-name="Tabla12.A2" office:value-type="string">
            <text:p text:style-name="P37">OPB</text:p>
          </table:table-cell>
          <table:table-cell table:style-name="Tabla12.A2" office:value-type="string">
            <text:p text:style-name="P37">28<text:span text:style-name="T87">5</text:span></text:p>
          </table:table-cell>
          <table:table-cell table:style-name="Tabla12.C2" office:value-type="float" office:value="0">
            <text:p text:style-name="P68"><text:span text:style-name="T87">1</text:span>: ** <text:span text:style-name="T87">2</text:span>: * <text:span text:style-name="T87">3</text:span>: / <text:span text:style-name="T87">4</text:span>: &amp;&amp; <text:span text:style-name="T87">5</text:span>: || </text:p>
            <text:p text:style-name="P68"><text:span text:style-name="T87">6</text:span>: <text:span text:style-name="T52">¬</text:span>| <text:span text:style-name="T87">7</text:span>: != <text:s/><text:span text:style-name="T87">8</text:span>: &lt; <text:span text:style-name="T87">9</text:span>: &lt;= 1<text:span text:style-name="T87">0</text:span>: &gt; 1<text:span text:style-name="T87">1</text:span>: &gt;= 1<text:span text:style-name="T87">2</text:span>: = = 1<text:span text:style-name="T87">3</text:span>: + 1<text:span text:style-name="T87">4</text:span>: -</text:p>
          </table:table-cell>
          <table:table-cell table:style-name="Tabla12.A2" office:value-type="string">
            <text:p text:style-name="P37">“**” | “*” | “/” | “&amp;&amp;” | “||” | “<text:span text:style-name="T52">¬</text:span>|” | “!=” | “&lt;” | “&lt;=” | “&gt;” | “&gt;=” | “= =” | “+” | “-”</text:p>
          </table:table-cell>
        </table:table-row>
        <table:table-row table:style-name="Tabla12.2">
          <table:table-cell table:style-name="Tabla12.A2" office:value-type="string">
            <text:p text:style-name="P37">PARDER</text:p>
          </table:table-cell>
          <table:table-cell table:style-name="Tabla12.A2" office:value-type="string">
            <text:p text:style-name="P37">2<text:span text:style-name="T87">86</text:span></text:p>
          </table:table-cell>
          <table:table-cell table:style-name="Tabla12.C2">
            <text:p text:style-name="P37"/>
          </table:table-cell>
          <table:table-cell table:style-name="Tabla12.A2" office:value-type="string">
            <text:p text:style-name="P34">“)”</text:p>
          </table:table-cell>
        </table:table-row>
        <table:table-row table:style-name="Tabla12.2">
          <table:table-cell table:style-name="Tabla12.A2" office:value-type="string">
            <text:p text:style-name="P37">PARIZ</text:p>
          </table:table-cell>
          <table:table-cell table:style-name="Tabla12.A2" office:value-type="string">
            <text:p text:style-name="P37">2<text:span text:style-name="T87">87</text:span></text:p>
          </table:table-cell>
          <table:table-cell table:style-name="Tabla12.C2">
            <text:p text:style-name="P37"/>
          </table:table-cell>
          <table:table-cell table:style-name="Tabla12.A2" office:value-type="string">
            <text:p text:style-name="P37">“(”</text:p>
          </table:table-cell>
        </table:table-row>
        <table:table-row table:style-name="Tabla12.2">
          <table:table-cell table:style-name="Tabla12.A2" office:value-type="string">
            <text:p text:style-name="P69"><text:span text:style-name="T88">LLAVEIZ</text:span></text:p>
          </table:table-cell>
          <table:table-cell table:style-name="Tabla12.A2" office:value-type="string">
            <text:p text:style-name="P69"><text:span text:style-name="T88">288</text:span></text:p>
          </table:table-cell>
          <table:table-cell table:style-name="Tabla12.C2">
            <text:p text:style-name="P37"/>
          </table:table-cell>
          <table:table-cell table:style-name="Tabla12.A2" office:value-type="string">
            <text:p text:style-name="P37">“<text:span text:style-name="T88">{</text:span>”</text:p>
          </table:table-cell>
        </table:table-row>
        <table:table-row table:style-name="Tabla12.2">
          <table:table-cell table:style-name="Tabla12.A2" office:value-type="string">
            <text:p text:style-name="P77"><text:span text:style-name="T88">LLAVEDER</text:span></text:p>
          </table:table-cell>
          <table:table-cell table:style-name="Tabla12.A2" office:value-type="string">
            <text:p text:style-name="P69"><text:span text:style-name="T88">289</text:span></text:p>
          </table:table-cell>
          <table:table-cell table:style-name="Tabla12.C2">
            <text:p text:style-name="P37"/>
          </table:table-cell>
          <table:table-cell table:style-name="Tabla12.A2" office:value-type="string">
            <text:p text:style-name="P69"><text:span text:style-name="T88">“}”</text:span></text:p>
          </table:table-cell>
        </table:table-row>
        <table:table-row table:style-name="Tabla12.2">
          <table:table-cell table:style-name="Tabla12.A22" office:value-type="string">
            <text:p text:style-name="P70"><text:span text:style-name="T89">BREAK</text:span></text:p>
          </table:table-cell>
          <table:table-cell table:style-name="Tabla12.B22" office:value-type="string">
            <text:p text:style-name="P70"><text:span text:style-name="T89">290</text:span></text:p>
          </table:table-cell>
          <table:table-cell table:style-name="Tabla12.C22">
            <text:p text:style-name="P68"/>
          </table:table-cell>
          <table:table-cell table:style-name="Tabla12.D22" office:value-type="string">
            <text:p text:style-name="P68">“<text:span text:style-name="T89">b</text:span><text:span text:style-name="T90">reak”</text:span></text:p>
          </table:table-cell>
        </table:table-row>
      </table:table>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Liberation-serif" svg:font-family="Liberation-serif" style:font-family-generic="roman"/>
    <style:font-face style:name="TimesNewRomanPSMT" svg:font-family="TimesNewRomanPSMT" style:font-family-generic="roman"/>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left="0.76cm" fo:margin-right="0cm"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left="0cm" fo:margin-right="0cm"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4</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5H7M3S</meta:editing-duration>
    <meta:editing-cycles>412</meta:editing-cycles>
    <meta:generator>LibreOffice/4.0.0.3$MacOSX_x86 LibreOffice_project/53fd80e80f44edd735c18dbc5b6cde811e0a15c</meta:generator>
    <dc:date>2013-03-19T21:02:16</dc:date>
    <meta:document-statistic meta:table-count="12" meta:image-count="1" meta:object-count="0" meta:page-count="16" meta:paragraph-count="544" meta:word-count="2646" meta:character-count="16654" meta:non-whitespace-character-count="14328"/>
  </office:meta>
</office:document-meta>
</file>